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001000008E000000C5254BF8795488989C4.png" manifest:media-type="image/png"/>
  <manifest:file-entry manifest:full-path="Pictures/10000001000008DC00000C4EDDA993CF96258C6E.png" manifest:media-type="image/png"/>
  <manifest:file-entry manifest:full-path="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meta.xml" manifest:media-type="text/xml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1" manifest:media-type="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ulka1" style:family="table">
      <style:table-properties style:width="7.999cm" table:align="center" fo:keep-with-next="always"/>
    </style:style>
    <style:style style:name="Tabulka1.A" style:family="table-column">
      <style:table-column-properties style:column-width="1cm"/>
    </style:style>
    <style:style style:name="Tabulka1.H" style:family="table-column">
      <style:table-column-properties style:column-width="0.998cm"/>
    </style:style>
    <style:style style:name="Tabulka1.A1" style:family="table-cell">
      <style:table-cell-properties style:border-line-width-right="0.018cm 0.018cm 0.018cm" fo:padding="0.097cm" fo:border-left="0.05pt solid #000000" fo:border-right="1.5pt double #000000" fo:border-top="0.05pt solid #000000" fo:border-bottom="0.05pt solid #000000"/>
    </style:style>
    <style:style style:name="Tabulka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ulka1.H1" style:family="table-cell">
      <style:table-cell-properties fo:padding="0.097cm" fo:border="0.05pt solid #000000"/>
    </style:style>
    <style:style style:name="Tabulka1.A2" style:family="table-cell">
      <style:table-cell-properties style:border-line-width-right="0.018cm 0.018cm 0.018cm" fo:padding="0.097cm" fo:border-left="0.05pt solid #000000" fo:border-right="1.5pt double #000000" fo:border-top="none" fo:border-bottom="0.05pt solid #000000"/>
    </style:style>
    <style:style style:name="Tabulka1.B2" style:family="table-cell">
      <style:table-cell-properties fo:padding="0.097cm" fo:border-left="0.05pt solid #000000" fo:border-right="none" fo:border-top="none" fo:border-bottom="0.05pt solid #000000"/>
    </style:style>
    <style:style style:name="Tabulka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>
        <style:tab-stops>
          <style:tab-stop style:position="5.95cm" style:type="center"/>
          <style:tab-stop style:position="11.901cm" style:type="right"/>
        </style:tab-stops>
      </style:paragraph-properties>
    </style:style>
    <style:style style:name="P2" style:family="paragraph" style:parent-style-name="Text_20_body">
      <style:paragraph-properties fo:text-align="center" style:justify-single-word="false"/>
      <style:text-properties officeooo:rsid="00132154" officeooo:paragraph-rsid="001651cb"/>
    </style:style>
    <style:style style:name="P3" style:family="paragraph" style:parent-style-name="Text_20_body">
      <style:paragraph-properties fo:text-align="justify" style:justify-single-word="false"/>
      <style:text-properties officeooo:rsid="00132154" officeooo:paragraph-rsid="001651cb"/>
    </style:style>
    <style:style style:name="P4" style:family="paragraph" style:parent-style-name="Text_20_body">
      <style:paragraph-properties>
        <style:tab-stops>
          <style:tab-stop style:position="9.033cm"/>
        </style:tab-stops>
      </style:paragraph-properties>
      <style:text-properties fo:font-weight="normal" officeooo:rsid="001ce016" officeooo:paragraph-rsid="001ce016" style:font-weight-asian="normal" style:font-weight-complex="normal"/>
    </style:style>
    <style:style style:name="P5" style:family="paragraph" style:parent-style-name="Text_20_body">
      <style:text-properties fo:font-weight="normal" officeooo:rsid="0033f507" officeooo:paragraph-rsid="0033f507" style:font-weight-asian="normal" style:font-weight-complex="normal"/>
    </style:style>
    <style:style style:name="P6" style:family="paragraph" style:parent-style-name="Text_20_body">
      <style:text-properties fo:font-weight="normal" officeooo:rsid="0034ed7a" officeooo:paragraph-rsid="0034ed7a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weight="normal" officeooo:rsid="0037789f" officeooo:paragraph-rsid="0037789f" style:font-weight-asian="normal" style:font-weight-complex="normal"/>
    </style:style>
    <style:style style:name="P8" style:family="paragraph" style:parent-style-name="Text_20_body">
      <style:text-properties fo:font-weight="normal" officeooo:rsid="00391f9f" officeooo:paragraph-rsid="00391f9f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weight="normal" officeooo:rsid="00391f9f" officeooo:paragraph-rsid="00391f9f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font-weight="normal" officeooo:rsid="00391f9f" officeooo:paragraph-rsid="00391f9f" style:font-weight-asian="normal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font-weight="normal" officeooo:rsid="003acc55" officeooo:paragraph-rsid="003acc55" style:font-weight-asian="normal" style:font-weight-complex="normal"/>
    </style:style>
    <style:style style:name="P12" style:family="paragraph" style:parent-style-name="Text_20_body">
      <style:text-properties fo:font-weight="normal" officeooo:rsid="003fd758" officeooo:paragraph-rsid="004219f9" style:font-weight-asian="normal" style:font-weight-complex="normal"/>
    </style:style>
    <style:style style:name="P13" style:family="paragraph" style:parent-style-name="Text_20_body">
      <style:text-properties fo:font-weight="normal" officeooo:rsid="004219f9" officeooo:paragraph-rsid="004219f9" style:font-weight-asian="normal" style:font-weight-complex="normal"/>
    </style:style>
    <style:style style:name="P14" style:family="paragraph" style:parent-style-name="Text_20_body">
      <style:paragraph-properties fo:text-align="justify" style:justify-single-word="false"/>
      <style:text-properties fo:font-weight="normal" officeooo:rsid="004219f9" officeooo:paragraph-rsid="004219f9" style:font-weight-asian="normal" style:font-weight-complex="normal"/>
    </style:style>
    <style:style style:name="P15" style:family="paragraph" style:parent-style-name="Text_20_body">
      <style:text-properties officeooo:rsid="001e6a26" officeooo:paragraph-rsid="001e6a26"/>
    </style:style>
    <style:style style:name="P16" style:family="paragraph" style:parent-style-name="Text_20_body">
      <style:text-properties officeooo:rsid="002107dc" officeooo:paragraph-rsid="002107dc"/>
    </style:style>
    <style:style style:name="P17" style:family="paragraph" style:parent-style-name="Text_20_body">
      <style:text-properties officeooo:rsid="002205e8" officeooo:paragraph-rsid="0027138f"/>
    </style:style>
    <style:style style:name="P18" style:family="paragraph" style:parent-style-name="Text_20_body">
      <style:text-properties officeooo:rsid="0024f118" officeooo:paragraph-rsid="0024f118"/>
    </style:style>
    <style:style style:name="P19" style:family="paragraph" style:parent-style-name="Text_20_body">
      <style:text-properties officeooo:rsid="0028eabc" officeooo:paragraph-rsid="0028eabc"/>
    </style:style>
    <style:style style:name="P20" style:family="paragraph" style:parent-style-name="Text_20_body">
      <style:text-properties officeooo:rsid="002bf6e1" officeooo:paragraph-rsid="002d38a7"/>
    </style:style>
    <style:style style:name="P21" style:family="paragraph" style:parent-style-name="Text_20_body">
      <style:paragraph-properties fo:text-align="justify" style:justify-single-word="false"/>
      <style:text-properties officeooo:rsid="002d38a7" officeooo:paragraph-rsid="002d38a7"/>
    </style:style>
    <style:style style:name="P22" style:family="paragraph" style:parent-style-name="Text_20_body">
      <style:paragraph-properties fo:text-align="justify" style:justify-single-word="false"/>
      <style:text-properties officeooo:rsid="002f2420" officeooo:paragraph-rsid="003050dd"/>
    </style:style>
    <style:style style:name="P23" style:family="paragraph" style:parent-style-name="Text_20_body">
      <style:text-properties fo:font-weight="bold" officeooo:rsid="003d3818" officeooo:paragraph-rsid="003d3818" style:font-weight-asian="bold" style:font-weight-complex="bold"/>
    </style:style>
    <style:style style:name="P24" style:family="paragraph" style:parent-style-name="Text_20_body">
      <style:text-properties officeooo:rsid="003c87a6" officeooo:paragraph-rsid="003c87a6"/>
    </style:style>
    <style:style style:name="P25" style:family="paragraph" style:parent-style-name="Table_20_Contents">
      <style:paragraph-properties fo:text-align="center" style:justify-single-word="false"/>
      <style:text-properties fo:font-size="10pt" officeooo:rsid="0037789f" officeooo:paragraph-rsid="0037789f" style:font-size-asian="10.5pt"/>
    </style:style>
    <style:style style:name="P26" style:family="paragraph" style:parent-style-name="Table_20_Contents">
      <style:paragraph-properties fo:text-align="center" style:justify-single-word="false"/>
      <style:text-properties fo:font-size="10pt" style:font-size-asian="10.5pt"/>
    </style:style>
    <style:style style:name="P27" style:family="paragraph" style:parent-style-name="Table_20_Contents">
      <style:paragraph-properties fo:text-align="center" style:justify-single-word="false"/>
      <style:text-properties fo:font-size="10pt" officeooo:rsid="00378824" officeooo:paragraph-rsid="00378824" style:font-size-asian="10.5pt"/>
    </style:style>
    <style:style style:name="P28" style:family="paragraph" style:parent-style-name="Table">
      <style:paragraph-properties fo:text-align="center" style:justify-single-word="false"/>
    </style:style>
    <style:style style:name="P29" style:family="paragraph" style:parent-style-name="Text_20_body">
      <style:paragraph-properties fo:text-align="center" style:justify-single-word="false"/>
      <style:text-properties style:text-position="0% 100%" fo:font-style="normal" fo:font-weight="normal" officeooo:rsid="002d38a7" officeooo:paragraph-rsid="002bf6e1" style:font-style-asian="normal" style:font-weight-asian="normal" style:font-style-complex="normal" style:font-weight-complex="normal"/>
    </style:style>
    <style:style style:name="P30" style:family="paragraph" style:parent-style-name="Text_20_body">
      <style:paragraph-properties fo:text-align="center" style:justify-single-word="false"/>
      <style:text-properties style:text-position="0% 100%" fo:font-style="normal" fo:font-weight="normal" officeooo:rsid="002f2420" officeooo:paragraph-rsid="002d38a7" style:font-style-asian="normal" style:font-weight-asian="normal" style:font-style-complex="normal" style:font-weight-complex="normal"/>
    </style:style>
    <style:style style:name="P31" style:family="paragraph" style:parent-style-name="Text_20_body">
      <style:paragraph-properties fo:text-align="center" style:justify-single-word="false"/>
      <style:text-properties style:text-position="0% 100%" fo:font-style="normal" fo:font-weight="normal" officeooo:rsid="00359eaf" officeooo:paragraph-rsid="0033f507" style:font-style-asian="normal" style:font-weight-asian="normal" style:font-style-complex="normal" style:font-weight-complex="normal"/>
    </style:style>
    <style:style style:name="P32" style:family="paragraph" style:parent-style-name="Text_20_body">
      <style:paragraph-properties fo:text-align="center" style:justify-single-word="false"/>
      <style:text-properties style:text-position="0% 100%" fo:font-style="normal" fo:font-weight="normal" officeooo:rsid="00359eaf" officeooo:paragraph-rsid="00359eaf" style:font-style-asian="normal" style:font-weight-asian="normal" style:font-style-complex="normal" style:font-weight-complex="normal"/>
    </style:style>
    <style:style style:name="P33" style:family="paragraph" style:parent-style-name="Text_20_body">
      <style:paragraph-properties fo:text-align="justify" style:justify-single-word="false"/>
      <style:text-properties style:text-position="0% 100%" fo:font-style="normal" fo:font-weight="normal" officeooo:rsid="00359eaf" officeooo:paragraph-rsid="00359eaf" style:font-style-asian="normal" style:font-weight-asian="normal" style:font-style-complex="normal" style:font-weight-complex="normal"/>
    </style:style>
    <style:style style:name="P34" style:family="paragraph" style:parent-style-name="Text_20_body">
      <style:paragraph-properties fo:text-align="center" style:justify-single-word="false"/>
      <style:text-properties style:text-position="0% 100%" fo:font-style="normal" fo:font-weight="normal" officeooo:rsid="0037789f" officeooo:paragraph-rsid="0037789f" style:font-style-asian="normal" style:font-weight-asian="normal" style:font-style-complex="normal" style:font-weight-complex="normal"/>
    </style:style>
    <style:style style:name="P35" style:family="paragraph" style:parent-style-name="Text_20_body">
      <style:paragraph-properties fo:text-align="center" style:justify-single-word="false"/>
      <style:text-properties style:text-position="0% 100%" fo:font-style="normal" fo:font-weight="normal" officeooo:rsid="00391f9f" officeooo:paragraph-rsid="00391f9f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 fo:text-align="center" style:justify-single-word="false"/>
      <style:text-properties style:text-position="0% 100%" fo:font-style="normal" fo:font-weight="normal" officeooo:rsid="003acc55" officeooo:paragraph-rsid="003acc55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text-align="justify" style:justify-single-word="false"/>
      <style:text-properties style:text-position="0% 100%" fo:font-style="normal" fo:font-weight="normal" officeooo:rsid="003acc55" officeooo:paragraph-rsid="003acc55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 fo:text-align="center" style:justify-single-word="false"/>
      <style:text-properties style:text-position="0% 100%" fo:font-style="normal" fo:font-weight="normal" officeooo:rsid="003d3818" officeooo:paragraph-rsid="003d3818" style:font-style-asian="normal" style:font-weight-asian="normal" style:font-style-complex="normal" style:font-weight-complex="normal"/>
    </style:style>
    <style:style style:name="P39" style:family="paragraph" style:parent-style-name="Text_20_body">
      <style:paragraph-properties fo:text-align="justify" style:justify-single-word="false"/>
      <style:text-properties style:text-position="0% 100%" fo:font-style="normal" fo:font-weight="normal" officeooo:rsid="003d3818" officeooo:paragraph-rsid="003d3818" style:font-style-asian="normal" style:font-weight-asian="normal" style:font-style-complex="normal" style:font-weight-complex="normal"/>
    </style:style>
    <style:style style:name="P40" style:family="paragraph" style:parent-style-name="Text_20_body">
      <style:text-properties officeooo:paragraph-rsid="00460850"/>
    </style:style>
    <style:style style:name="P41" style:family="paragraph" style:parent-style-name="Table_20_index_20_heading">
      <style:paragraph-properties fo:break-before="page"/>
    </style:style>
    <style:style style:name="P42" style:family="paragraph" style:parent-style-name="Contents_20_1">
      <style:paragraph-properties>
        <style:tab-stops>
          <style:tab-stop style:position="11.901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1.9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1.901cm" style:type="right" style:leader-style="dotted" style:leader-text="."/>
        </style:tab-stops>
      </style:paragraph-properties>
    </style:style>
    <style:style style:name="P45" style:family="paragraph" style:parent-style-name="Table_20_index_20_1">
      <style:paragraph-properties>
        <style:tab-stops>
          <style:tab-stop style:position="11.901cm" style:type="right" style:leader-style="dotted" style:leader-text="."/>
        </style:tab-stops>
      </style:paragraph-properties>
    </style:style>
    <style:style style:name="P46" style:family="paragraph" style:parent-style-name="Text_20_body" style:master-page-name="First_20_Page">
      <style:paragraph-properties style:page-number="auto"/>
    </style:style>
    <style:style style:name="P47" style:family="paragraph" style:parent-style-name="Text_20_body">
      <style:paragraph-properties fo:text-align="center" style:justify-single-word="false"/>
      <style:text-properties style:text-position="0% 100%" fo:font-style="normal" fo:font-weight="normal" officeooo:rsid="004219f9" officeooo:paragraph-rsid="004219f9" style:font-style-asian="normal" style:font-weight-asian="normal" style:font-style-complex="normal" style:font-weight-complex="normal"/>
    </style:style>
    <style:style style:name="P48" style:family="paragraph" style:parent-style-name="Text_20_body">
      <style:text-properties style:text-position="0% 100%" fo:font-style="normal" officeooo:rsid="00460850" officeooo:paragraph-rsid="00460850" style:font-style-asian="normal" style:font-style-complex="normal"/>
    </style:style>
    <style:style style:name="P49" style:family="paragraph" style:parent-style-name="Text_20_body">
      <style:text-properties style:text-position="0% 100%" fo:font-style="normal" officeooo:rsid="0049394e" officeooo:paragraph-rsid="0049394e" style:font-style-asian="normal" style:font-style-complex="normal"/>
    </style:style>
    <style:style style:name="P50" style:family="paragraph" style:parent-style-name="Text_20_body" style:master-page-name="Envelope">
      <style:paragraph-properties fo:text-align="justify" style:justify-single-word="false" style:page-number="auto"/>
      <style:text-properties officeooo:rsid="00132154" officeooo:paragraph-rsid="001651cb"/>
    </style:style>
    <style:style style:name="P51" style:family="paragraph" style:parent-style-name="Heading" style:master-page-name="Landscape">
      <style:paragraph-properties style:page-number="auto"/>
      <style:text-properties fo:font-weight="bold" officeooo:rsid="001ce016" officeooo:paragraph-rsid="001ce016" style:font-weight-asian="bold" style:font-weight-complex="bold"/>
    </style:style>
    <style:style style:name="P52" style:family="paragraph" style:parent-style-name="Contents_20_Heading" style:master-page-name="Index">
      <style:paragraph-properties style:page-number="auto"/>
    </style:style>
    <style:style style:name="P53" style:family="paragraph" style:parent-style-name="Illustration_20_Index_20_Heading" style:master-page-name="Index">
      <style:paragraph-properties style:page-number="auto"/>
    </style:style>
    <style:style style:name="P54" style:family="paragraph" style:parent-style-name="Heading_20_1" style:master-page-name="Standard">
      <style:paragraph-properties style:page-number="auto"/>
      <style:text-properties officeooo:rsid="000f47e4" officeooo:paragraph-rsid="000f47e4"/>
    </style:style>
    <style:style style:name="P55" style:family="paragraph" style:parent-style-name="Heading_20_1">
      <style:paragraph-properties fo:break-before="page"/>
      <style:text-properties officeooo:rsid="001e6a26" officeooo:paragraph-rsid="001e6a26"/>
    </style:style>
    <style:style style:name="P56" style:family="paragraph" style:parent-style-name="Heading_20_1">
      <style:paragraph-properties fo:text-align="justify" style:justify-single-word="false" fo:break-before="page"/>
      <style:text-properties style:text-position="0% 100%" fo:font-style="normal" fo:font-weight="bold" officeooo:rsid="001e6a26" officeooo:paragraph-rsid="00440ccf" style:font-style-asian="normal" style:font-weight-asian="bold" style:font-style-complex="normal" style:font-weight-complex="bold"/>
    </style:style>
    <style:style style:name="P57" style:family="paragraph" style:parent-style-name="Heading_20_1">
      <style:paragraph-properties fo:break-before="page"/>
      <style:text-properties officeooo:rsid="00132154" officeooo:paragraph-rsid="00132154"/>
    </style:style>
    <style:style style:name="P58" style:family="paragraph" style:parent-style-name="Heading_20_2">
      <style:text-properties officeooo:rsid="0023f68d" officeooo:paragraph-rsid="0023f68d"/>
    </style:style>
    <style:style style:name="P59" style:family="paragraph" style:parent-style-name="Heading_20_2">
      <style:text-properties style:text-position="0% 100%" fo:font-style="normal" fo:font-weight="bold" officeooo:rsid="00324a3d" officeooo:paragraph-rsid="00324a3d" style:font-style-asian="normal" style:font-weight-asian="bold" style:font-style-complex="normal" style:font-weight-complex="bold"/>
    </style:style>
    <style:style style:name="P60" style:family="paragraph" style:parent-style-name="Heading_20_2">
      <style:text-properties style:text-position="0% 100%" fo:font-style="normal" fo:font-weight="bold" officeooo:rsid="003fd758" officeooo:paragraph-rsid="003fd758" style:font-style-asian="normal" style:font-weight-asian="bold" style:font-style-complex="normal" style:font-weight-complex="bold"/>
    </style:style>
    <style:style style:name="P61" style:family="paragraph" style:parent-style-name="Heading_20_2">
      <style:text-properties style:text-position="0% 100%" fo:font-style="normal" officeooo:rsid="003d3818" officeooo:paragraph-rsid="003d3818" style:font-style-asian="normal" style:font-style-complex="normal"/>
    </style:style>
    <style:style style:name="P62" style:family="paragraph" style:parent-style-name="Heading_20_2">
      <style:text-properties style:text-position="0% 100%" fo:font-style="normal" officeooo:rsid="0049394e" officeooo:paragraph-rsid="0049394e" style:font-style-asian="normal" style:font-style-complex="normal"/>
    </style:style>
    <style:style style:name="P63" style:family="paragraph" style:parent-style-name="Heading_20_2">
      <style:text-properties officeooo:rsid="0049394e" officeooo:paragraph-rsid="0049394e"/>
    </style:style>
    <style:style style:name="P64" style:family="paragraph" style:parent-style-name="Heading_20_3">
      <style:text-properties officeooo:rsid="0026c6df" officeooo:paragraph-rsid="0026c6df"/>
    </style:style>
    <style:style style:name="P65" style:family="paragraph" style:parent-style-name="Heading_20_3">
      <style:text-properties officeooo:rsid="002a6e01" officeooo:paragraph-rsid="002a6e01"/>
    </style:style>
    <style:style style:name="P66" style:family="paragraph" style:parent-style-name="Heading_20_3">
      <style:text-properties style:text-position="0% 100%" fo:font-style="normal" officeooo:rsid="003acc55" officeooo:paragraph-rsid="003acc55" style:font-style-asian="normal" style:font-style-complex="normal"/>
    </style:style>
    <style:style style:name="P67" style:family="paragraph" style:parent-style-name="Heading_20_3">
      <style:text-properties style:text-position="0% 100%" fo:font-style="normal" officeooo:rsid="00460850" officeooo:paragraph-rsid="00460850" style:font-style-asian="normal" style:font-style-complex="normal"/>
    </style:style>
    <style:style style:name="P68" style:family="paragraph" style:parent-style-name="Heading_20_3">
      <style:text-properties officeooo:rsid="00460850" officeooo:paragraph-rsid="00460850"/>
    </style:style>
    <style:style style:name="T1" style:family="text">
      <style:text-properties officeooo:rsid="001651cb"/>
    </style:style>
    <style:style style:name="T2" style:family="text">
      <style:text-properties officeooo:rsid="002205e8"/>
    </style:style>
    <style:style style:name="T3" style:family="text">
      <style:text-properties officeooo:rsid="0024f118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6c6df"/>
    </style:style>
    <style:style style:name="T6" style:family="text">
      <style:text-properties officeooo:rsid="0027138f"/>
    </style:style>
    <style:style style:name="T7" style:family="text">
      <style:text-properties style:text-position="sub 58%" fo:font-weight="bold" style:font-weight-asian="bold" style:font-weight-complex="bold"/>
    </style:style>
    <style:style style:name="T8" style:family="text">
      <style:text-properties style:text-position="sub 58%" fo:font-weight="bold" officeooo:rsid="0028eabc" style:font-weight-asian="bold" style:font-weight-complex="bold"/>
    </style:style>
    <style:style style:name="T9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text-position="sub 58%" fo:font-style="italic" fo:font-weight="normal" officeooo:rsid="0028eabc" style:font-style-asian="italic" style:font-weight-asian="normal" style:font-style-complex="italic" style:font-weight-complex="normal"/>
    </style:style>
    <style:style style:name="T11" style:family="text">
      <style:text-properties style:text-position="sub 58%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text-position="sub 58%" fo:font-style="normal" fo:font-weight="bold" officeooo:rsid="0028eabc" style:font-style-asian="normal" style:font-weight-asian="bold" style:font-style-complex="normal" style:font-weight-complex="bold"/>
    </style:style>
    <style:style style:name="T13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text-position="sub 58%" fo:font-style="normal" fo:font-weight="normal" officeooo:rsid="0028eabc" style:font-style-asian="normal" style:font-weight-asian="normal" style:font-style-complex="normal" style:font-weight-complex="normal"/>
    </style:style>
    <style:style style:name="T15" style:family="text">
      <style:text-properties style:text-position="sub 58%" fo:font-style="normal" fo:font-weight="normal" officeooo:rsid="002d38a7" style:font-style-asian="normal" style:font-weight-asian="normal" style:font-style-complex="normal" style:font-weight-complex="normal"/>
    </style:style>
    <style:style style:name="T16" style:family="text">
      <style:text-properties style:text-position="sub 58%" fo:font-style="normal" fo:font-weight="normal" officeooo:rsid="002f2420" style:font-style-asian="normal" style:font-weight-asian="normal" style:font-style-complex="normal" style:font-weight-complex="normal"/>
    </style:style>
    <style:style style:name="T17" style:family="text">
      <style:text-properties style:text-position="0% 100%" fo:font-weight="bold" style:font-weight-asian="bold" style:font-weight-complex="bold"/>
    </style:style>
    <style:style style:name="T18" style:family="text">
      <style:text-properties style:text-position="0% 100%" fo:font-weight="bold" officeooo:rsid="0028eabc" style:font-weight-asian="bold" style:font-weight-complex="bold"/>
    </style:style>
    <style:style style:name="T19" style:family="text">
      <style:text-properties style:text-position="0% 100%" fo:font-weight="normal" style:font-weight-asian="normal" style:font-weight-complex="normal"/>
    </style:style>
    <style:style style:name="T20" style:family="text">
      <style:text-properties style:text-position="0% 100%" fo:font-weight="normal" officeooo:rsid="0028eabc" style:font-weight-asian="normal" style:font-weight-complex="normal"/>
    </style:style>
    <style:style style:name="T21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style:text-position="0% 100%" fo:font-style="italic" fo:font-weight="normal" officeooo:rsid="0028eabc" style:font-style-asian="italic" style:font-weight-asian="normal" style:font-style-complex="italic" style:font-weight-complex="normal"/>
    </style:style>
    <style:style style:name="T23" style:family="text">
      <style:text-properties style:text-position="0% 100%" fo:font-style="italic" style:font-style-asian="italic" style:font-style-complex="italic"/>
    </style:style>
    <style:style style:name="T24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text-position="0% 100%" fo:font-style="normal" fo:font-weight="normal" officeooo:rsid="0028eabc" style:font-style-asian="normal" style:font-weight-asian="normal" style:font-style-complex="normal" style:font-weight-complex="normal"/>
    </style:style>
    <style:style style:name="T26" style:family="text">
      <style:text-properties style:text-position="0% 100%" fo:font-style="normal" fo:font-weight="normal" officeooo:rsid="002d38a7" style:font-style-asian="normal" style:font-weight-asian="normal" style:font-style-complex="normal" style:font-weight-complex="normal"/>
    </style:style>
    <style:style style:name="T27" style:family="text">
      <style:text-properties style:text-position="0% 100%" fo:font-style="normal" fo:font-weight="normal" officeooo:rsid="002f2420" style:font-style-asian="normal" style:font-weight-asian="normal" style:font-style-complex="normal" style:font-weight-complex="normal"/>
    </style:style>
    <style:style style:name="T28" style:family="text">
      <style:text-properties style:text-position="0% 100%" fo:font-style="normal" fo:font-weight="normal" officeooo:rsid="003050dd" style:font-style-asian="normal" style:font-weight-asian="normal" style:font-style-complex="normal" style:font-weight-complex="normal"/>
    </style:style>
    <style:style style:name="T29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style:text-position="0% 100%" fo:font-style="normal" fo:font-weight="bold" officeooo:rsid="0028eabc" style:font-style-asian="normal" style:font-weight-asian="bold" style:font-style-complex="normal" style:font-weight-complex="bold"/>
    </style:style>
    <style:style style:name="T31" style:family="text">
      <style:text-properties style:text-position="0% 100%" fo:font-style="normal" fo:font-weight="bold" officeooo:rsid="004b97d8" style:font-style-asian="normal" style:font-weight-asian="bold" style:font-style-complex="normal" style:font-weight-complex="bold"/>
    </style:style>
    <style:style style:name="T32" style:family="text">
      <style:text-properties style:text-position="0% 100%" fo:font-style="normal" style:font-style-asian="normal" style:font-style-complex="normal"/>
    </style:style>
    <style:style style:name="T33" style:family="text">
      <style:text-properties style:text-position="0% 100%" fo:font-style="normal" officeooo:rsid="00324a3d" style:font-style-asian="normal" style:font-style-complex="normal"/>
    </style:style>
    <style:style style:name="T34" style:family="text">
      <style:text-properties style:text-position="0% 100%" fo:font-style="normal" officeooo:rsid="00359eaf" style:font-style-asian="normal" style:font-style-complex="normal"/>
    </style:style>
    <style:style style:name="T35" style:family="text">
      <style:text-properties style:text-position="0% 100%" fo:font-style="normal" officeooo:rsid="0037789f" style:font-style-asian="normal" style:font-style-complex="normal"/>
    </style:style>
    <style:style style:name="T36" style:family="text">
      <style:text-properties style:text-position="0% 100%" fo:font-style="normal" officeooo:rsid="003acc55" style:font-style-asian="normal" style:font-style-complex="normal"/>
    </style:style>
    <style:style style:name="T37" style:family="text">
      <style:text-properties style:text-position="0% 100%" fo:font-style="normal" officeooo:rsid="003d3818" style:font-style-asian="normal" style:font-style-complex="normal"/>
    </style:style>
    <style:style style:name="T38" style:family="text">
      <style:text-properties style:text-position="0% 100%" fo:font-style="normal" officeooo:rsid="00460850" style:font-style-asian="normal" style:font-style-complex="normal"/>
    </style:style>
    <style:style style:name="T39" style:family="text">
      <style:text-properties style:text-position="0% 100%" fo:font-style="normal" officeooo:rsid="004b97d8" style:font-style-asian="normal" style:font-style-complex="normal"/>
    </style:style>
    <style:style style:name="T40" style:family="text">
      <style:text-properties officeooo:rsid="002a36db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/>
      <text:p text:style-name="P51">Revize dokumentu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Autor dokumentu:<text:tab/><text:author-name text:fixed="false"/></text:p>
      <text:p text:style-name="P4"><text:soft-page-break/>Datum poslední editace:<text:tab/><text:date style:data-style-name="N36" text:date-value="2022-03-19T15:51:29.612758602">19.03.2022</text:date></text:p>
      <text:p text:style-name="P4">1. vydání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P52">Obsah</text:p>
          </text:index-title>
          <text:p text:style-name="P42"><text:a xlink:type="simple" xlink:href="#__RefHeading__209_1027781725" text:style-name="Index_20_Link" text:visited-style-name="Index_20_Link"><text:s/>1 Úvod<text:tab/>4</text:a></text:p>
          <text:p text:style-name="P42"><text:a xlink:type="simple" xlink:href="#__RefHeading___Toc126_1204787562" text:style-name="Index_20_Link" text:visited-style-name="Index_20_Link"><text:s/>2 Kombinatorika<text:tab/>5</text:a></text:p>
          <text:p text:style-name="P43"><text:a xlink:type="simple" xlink:href="#__RefHeading___Toc5309_522128330" text:style-name="Index_20_Link" text:visited-style-name="Index_20_Link"><text:s/>2.1 Základní kombinatorická pravidla<text:tab/>5</text:a></text:p>
          <text:p text:style-name="P44"><text:a xlink:type="simple" xlink:href="#__RefHeading___Toc5311_522128330" text:style-name="Index_20_Link" text:visited-style-name="Index_20_Link"><text:s/>2.1.1 Kombinatorické pravidlo součtu<text:tab/>5</text:a></text:p>
          <text:p text:style-name="P44"><text:a xlink:type="simple" xlink:href="#__RefHeading___Toc5313_522128330" text:style-name="Index_20_Link" text:visited-style-name="Index_20_Link"><text:s/>2.1.2 Kombinatorické pravidlo součinu<text:tab/>5</text:a></text:p>
          <text:p text:style-name="P43"><text:a xlink:type="simple" xlink:href="#__RefHeading___Toc440_598695806" text:style-name="Index_20_Link" text:visited-style-name="Index_20_Link"><text:s/>2.2 Faktorial<text:tab/>7</text:a></text:p>
          <text:p text:style-name="P44"><text:a xlink:type="simple" xlink:href="#__RefHeading___Toc442_598695806" text:style-name="Index_20_Link" text:visited-style-name="Index_20_Link"><text:s/>2.2.1 Vlastnosti faktoriálu<text:tab/>7</text:a></text:p>
          <text:p text:style-name="P44"><text:a xlink:type="simple" xlink:href="#__RefHeading___Toc444_598695806" text:style-name="Index_20_Link" text:visited-style-name="Index_20_Link"><text:s/>2.2.2 Počítání s faktoriálem<text:tab/>8</text:a></text:p>
          <text:p text:style-name="P43"><text:a xlink:type="simple" xlink:href="#__RefHeading___Toc900_630861183" text:style-name="Index_20_Link" text:visited-style-name="Index_20_Link"><text:s/>2.3 Variace<text:tab/>8</text:a></text:p>
          <text:p text:style-name="P44"><text:a xlink:type="simple" xlink:href="#__RefHeading___Toc950_630861183" text:style-name="Index_20_Link" text:visited-style-name="Index_20_Link"><text:s/>2.3.1 Variace s opakováním<text:tab/>9</text:a></text:p>
          <text:p text:style-name="P43"><text:a xlink:type="simple" xlink:href="#__RefHeading___Toc902_630861183" text:style-name="Index_20_Link" text:visited-style-name="Index_20_Link"><text:s/>2.4 Permutace<text:tab/>9</text:a></text:p>
          <text:p text:style-name="P44"><text:a xlink:type="simple" xlink:href="#__RefHeading___Toc952_630861183" text:style-name="Index_20_Link" text:visited-style-name="Index_20_Link"><text:s/>2.4.1 </text:a><text:a xlink:type="simple" xlink:href="#__RefHeading___Toc952_630861183" text:style-name="Index_20_Link" text:visited-style-name="Index_20_Link"><text:span text:style-name="T32">Permutace s opakováním</text:span></text:a><text:a xlink:type="simple" xlink:href="#__RefHeading___Toc952_630861183" text:style-name="Index_20_Link" text:visited-style-name="Index_20_Link"><text:tab/>9</text:a></text:p>
          <text:p text:style-name="P42"><text:a xlink:type="simple" xlink:href="#__RefHeading___Toc918_630861183" text:style-name="Index_20_Link" text:visited-style-name="Index_20_Link"><text:s/>3 </text:a><text:a xlink:type="simple" xlink:href="#__RefHeading___Toc918_630861183" text:style-name="Index_20_Link" text:visited-style-name="Index_20_Link"><text:span text:style-name="T32">Pravděpodobnost</text:span></text:a><text:a xlink:type="simple" xlink:href="#__RefHeading___Toc918_630861183" text:style-name="Index_20_Link" text:visited-style-name="Index_20_Link"><text:tab/>10</text:a></text:p>
          <text:p text:style-name="P42"><text:a xlink:type="simple" xlink:href="#__RefHeading___Toc920_630861183" text:style-name="Index_20_Link" text:visited-style-name="Index_20_Link"><text:s/>4 </text:a><text:a xlink:type="simple" xlink:href="#__RefHeading___Toc920_630861183" text:style-name="Index_20_Link" text:visited-style-name="Index_20_Link"><text:span text:style-name="T32">Statistika</text:span></text:a><text:a xlink:type="simple" xlink:href="#__RefHeading___Toc920_630861183" text:style-name="Index_20_Link" text:visited-style-name="Index_20_Link"><text:tab/>11</text:a></text:p>
          <text:p text:style-name="P42"><text:a xlink:type="simple" xlink:href="#__RefHeading___Toc128_1204787562" text:style-name="Index_20_Link" text:visited-style-name="Index_20_Link"><text:s/>5 Kongruence<text:tab/>12</text:a></text:p>
          <text:p text:style-name="P42"><text:a xlink:type="simple" xlink:href="#__RefHeading__1236_442866218" text:style-name="Index_20_Link" text:visited-style-name="Index_20_Link"><text:s/>6 Teorie grafů<text:tab/>13</text:a></text:p>
        </text:index-body>
      </text:table-of-content>
      <text:p text:style-name="Standard"/>
      <text:h text:style-name="P54" text:outline-level="1"><text:bookmark-start text:name="__RefHeading__209_1027781725"/>Úvod<text:bookmark-end text:name="__RefHeading__209_1027781725"/></text:h>
      <text:p text:style-name="P15">Diskrétní matematika se zabývá oblastmi matematiky kde hrají hlavní roli celá čísla <text:s/>a jednotlivé konečné objekty prezentované převážně grafy a množinami. Slovo diskrétní znamená nespojitý.</text:p>
      <text:h text:style-name="P55" text:outline-level="1"><text:bookmark-start text:name="__RefHeading___Toc126_1204787562"/>Kombinatorika<text:bookmark-end text:name="__RefHeading___Toc126_1204787562"/></text:h>
      <text:p text:style-name="P16">Kombinatorika je část diskrétní<text:span text:style-name="T3"> </text:span>matematiky, která se zabývá kolekcemi, <text:span text:style-name="T3">konečné soubory</text:span> (<text:span text:style-name="T3">množiny a uspořádané </text:span>k-tice,<draw:frame draw:style-name="fr1" draw:name="Objekt2" text:anchor-type="as-char" svg:y="-0.323cm" svg:width="0.938cm" svg:height="0.432cm" draw:z-index="1"><draw:object xlink:href="./Object 2" xlink:type="simple" xlink:show="embed" xlink:actuate="onLoad"/><draw:image xlink:href="./ObjectReplacements/Object 2" xlink:type="simple" xlink:show="embed" xlink:actuate="onLoad"/></draw:frame>) množin s definovanou vnitřní strukturou. Jednoduše řečeno se zabývá uspořádáním <text:span text:style-name="T2">(kombinováním)</text:span> prvků <text:span text:style-name="T2">jedné nebo více</text:span> množin v kolekcích a snaží se předpovědět jejich vlastnosti jako například, kolik navzájem různých kolekcí může vzniknout při daném počtu prvků v kolekci, jaké uspořádání prvků budou jednotlivé kolekce mít, a jiné.</text:p>
      <text:p text:style-name="P17"><text:span text:style-name="T6">Kombinatorika se zabývá určováním počtu možností (konfigurací), které existují za určitých předepsaných podmínek. J</text:span>e tedy prakticky využívána všude kde je třeba pracovat s kombinacemi různých objektů, ale také jako základ pro další matematické odvětví, například pravděpodobnost a nebo zobecnění binomických vzorců u algebraických výrazů. </text:p>
      <text:h text:style-name="P58" text:outline-level="2"><text:bookmark-start text:name="__RefHeading___Toc5309_522128330"/>Základní kombinatorická pravidla<text:bookmark-end text:name="__RefHeading___Toc5309_522128330"/></text:h>
      <text:p text:style-name="P18">Mnoho kombinatorických úloh je možné řešit pomocí dvou základních kombinatorických vět, tzv. <text:span text:style-name="T4">kombinatorická pravidla součtu</text:span> a <text:span text:style-name="T4">kombinatorická pravidla součinu</text:span>, které jsou formulovány v termínech teorie množin. <text:span text:style-name="T5">Všechny ostatní postupy jsou pouhým rozšířením těchto dvou pravidel.</text:span></text:p>
      <text:h text:style-name="P64" text:outline-level="3"><text:bookmark-start text:name="__RefHeading___Toc5311_522128330"/>Kombinatorické pravidlo součtu<text:bookmark-end text:name="__RefHeading___Toc5311_522128330"/></text:h>
      <text:p text:style-name="P19">Základní kombinatorické pravidlo součtu je formulováno takto: Jestliže množina <text:span text:style-name="T4">A</text:span><text:span text:style-name="T7">1</text:span><text:span text:style-name="T17"> </text:span><text:span text:style-name="T19"><text:s/>obsahuje </text:span><text:span text:style-name="T21">n</text:span><text:span text:style-name="T9">1</text:span><text:span text:style-name="T24"> prvků, množina </text:span><text:span text:style-name="T29">A</text:span><text:span text:style-name="T11">2</text:span><text:span text:style-name="T29"> </text:span><text:span text:style-name="T24">obsahuje </text:span><text:span text:style-name="T21">n</text:span><text:span text:style-name="T9">2</text:span><text:span text:style-name="T24"> prvků, …, množina </text:span><text:span text:style-name="T29">A</text:span><text:span text:style-name="T11">k</text:span><text:span text:style-name="T24"> obsahuje </text:span><text:span text:style-name="T21">n</text:span><text:span text:style-name="T9">k</text:span><text:span text:style-name="T13"> </text:span><text:span text:style-name="T24">prvků a jestliže každé dvě množiny jsou </text:span><text:span text:style-name="T29">A</text:span><text:span text:style-name="T11">1</text:span><text:span text:style-name="T24">,</text:span><text:span text:style-name="T29"> A</text:span><text:span text:style-name="T11">2</text:span><text:span text:style-name="T24">,... ,</text:span><text:span text:style-name="T29">A</text:span><text:span text:style-name="T11">k</text:span> disjunktivní <text:span text:style-name="T40">(dvě navzájem různé množiny nemají žádný společný prvek</text:span><text:span text:style-name="T40"><draw:frame draw:style-name="fr1" draw:name="Objekt3" text:anchor-type="as-char" svg:y="-0.323cm" svg:width="2.515cm" svg:height="0.452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40">), pak počet všech prvků sjednocení množin</text:span><text:span text:style-name="T40"><draw:frame draw:style-name="fr1" draw:name="Objekt4" text:anchor-type="as-char" svg:y="-0.55cm" svg:width="3.5cm" svg:height="0.861cm" draw:z-index="3"><draw:object xlink:href="./Object 4" xlink:type="simple" xlink:show="embed" xlink:actuate="onLoad"/><draw:image xlink:href="./ObjectReplacements/Object 4" xlink:type="simple" xlink:show="embed" xlink:actuate="onLoad"/><svg:desc>vzorec</svg:desc></draw:frame></text:span><text:span text:style-name="T40">je roven součtu všech prvků</text:span><text:span text:style-name="T40"><draw:frame draw:style-name="fr1" draw:name="Objekt5" text:anchor-type="as-char" svg:y="-0.594cm" svg:width="3.076cm" svg:height="0.953cm" draw:z-index="4"><draw:object xlink:href="./Object 5" xlink:type="simple" xlink:show="embed" xlink:actuate="onLoad"/><draw:image xlink:href="./ObjectReplacements/Object 5" xlink:type="simple" xlink:show="embed" xlink:actuate="onLoad"/><svg:desc>vzorec</svg:desc></draw:frame></text:span><text:span text:style-name="T40">.</text:span></text:p>
      <text:h text:style-name="P65" text:outline-level="3"><text:bookmark-start text:name="__RefHeading___Toc5313_522128330"/><text:soft-page-break/>Kombinatorické pravidlo součinu<text:bookmark-end text:name="__RefHeading___Toc5313_522128330"/></text:h>
      <text:p text:style-name="P20">Základní kombinatorické pravidlo součinu je formulováno takto:<text:span text:style-name="T19"> </text:span><text:span text:style-name="T20">Jestliže množina </text:span><text:span text:style-name="T18">A</text:span><text:span text:style-name="T8">1</text:span><text:span text:style-name="T18"> </text:span><text:span text:style-name="T20"><text:s/>obsahuje </text:span><text:span text:style-name="T22">n</text:span><text:span text:style-name="T10">1</text:span><text:span text:style-name="T25"> prvků, množina </text:span><text:span text:style-name="T30">A</text:span><text:span text:style-name="T12">2</text:span><text:span text:style-name="T30"> </text:span><text:span text:style-name="T25">obsahuje </text:span><text:span text:style-name="T22">n</text:span><text:span text:style-name="T10">2</text:span><text:span text:style-name="T25"> prvků, …, množina </text:span><text:span text:style-name="T30">A</text:span><text:span text:style-name="T12">k</text:span><text:span text:style-name="T25"> obsahuje </text:span><text:span text:style-name="T22">n</text:span><text:span text:style-name="T10">k</text:span><text:span text:style-name="T14"> </text:span><text:span text:style-name="T25">prvků, </text:span><text:span text:style-name="T24">pak počet všech všech možných uspořádaných k-tic [a</text:span><text:span text:style-name="T13">1</text:span><text:span text:style-name="T24">, a</text:span><text:span text:style-name="T13">2</text:span><text:span text:style-name="T24">, …, a</text:span><text:span text:style-name="T13">k</text:span><text:span text:style-name="T24">], jejichž první složkou je libovolný prvek množiny </text:span><text:span text:style-name="T29">A</text:span><text:span text:style-name="T11">1</text:span><text:span text:style-name="T24">, druhou složkou libovolný prvek množiny </text:span><text:span text:style-name="T29">A</text:span><text:span text:style-name="T11">2</text:span><text:span text:style-name="T24">, …, k-tou složkou libovolný prvek množiny </text:span><text:span text:style-name="T29">A</text:span><text:span text:style-name="T11">k</text:span><text:span text:style-name="T24">, je roven součinu</text:span><text:span text:style-name="T24"><draw:frame draw:style-name="fr1" draw:name="Objekt6" text:anchor-type="as-char" svg:y="-0.314cm" svg:width="1.677cm" svg:height="0.443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4">. </text:span></text:p>
      <text:p text:style-name="P20"><text:span text:style-name="T24">Tento vztah je získán tak, že pokud je dána pouze jedna množina A s </text:span><text:span text:style-name="T21">n</text:span><text:span text:style-name="T24"> prvků, pak počet uspořádání jejich prvků do n-tice o jednom prvku je roven přesně n. Toto je možné rozšířit pokud jsou dány dvě množiny A</text:span><text:span text:style-name="T13">1</text:span><text:span text:style-name="T24"> s </text:span><text:span text:style-name="T21">n</text:span><text:span text:style-name="T9">1</text:span><text:span text:style-name="T24"> prvků a A</text:span><text:span text:style-name="T13">2</text:span><text:span text:style-name="T24"> s </text:span><text:span text:style-name="T21">n</text:span><text:span text:style-name="T9">2</text:span><text:span text:style-name="T24"> prvků. </text:span><text:span text:style-name="T26">Ke</text:span><text:span text:style-name="T24"> každ</text:span><text:span text:style-name="T26">ému</text:span><text:span text:style-name="T24"> prvk</text:span><text:span text:style-name="T26">u</text:span><text:span text:style-name="T24"> množiny A</text:span><text:span text:style-name="T13">2 </text:span><text:span text:style-name="T26">lze přiřadit tak aby se uspořádání neopakovalo postupně všechny prvky (jednice) z množiny A</text:span><text:span text:style-name="T15">1</text:span><text:span text:style-name="T26">. Díky tomu lze odvodit, že výsledný počet kombinací bude roven přesně</text:span><text:span text:style-name="T26"><draw:frame draw:style-name="fr1" draw:name="Objekt7" text:anchor-type="as-char" svg:y="-0.314cm" svg:width="0.893cm" svg:height="0.443cm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26">to proto, že:</text:span></text:p>
      <text:p text:style-name="P29"><draw:frame draw:style-name="fr1" draw:name="Objekt8" text:anchor-type="as-char" svg:y="-1.198cm" svg:width="5.039cm" svg:height="2.208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1"><text:span text:style-name="T24">Při rozšířením tohoto vztahu na další množinu by byl</text:span><text:span text:style-name="T27">a</text:span><text:span text:style-name="T24"> každému prvku množiny A</text:span><text:span text:style-name="T13">3</text:span><text:span text:style-name="T24"> přiřazena </text:span><text:span text:style-name="T27">množina dvojic množin A</text:span><text:span text:style-name="T16">1</text:span><text:span text:style-name="T27"> a A</text:span><text:span text:style-name="T16">2</text:span><text:span text:style-name="T27"> to znamená, že ke každému prvku z množiny A</text:span><text:span text:style-name="T16">3</text:span><text:span text:style-name="T27"> by byly přiřazeny všechny možné uspořádané dvojice těchto množin, tak, aby vznikla uspořádaná trojice všech možných kombinací prvků těchto tří množin:</text:span></text:p>
      <text:p text:style-name="P30"><text:soft-page-break/><draw:frame draw:style-name="fr1" draw:name="Objekt9" text:anchor-type="as-char" svg:y="-1.739cm" svg:width="6.675cm" svg:height="3.295cm" draw:z-index="8"><draw:object xlink:href="./Object 9" xlink:type="simple" xlink:show="embed" xlink:actuate="onLoad"/><draw:image xlink:href="./ObjectReplacements/Object 9" xlink:type="simple" xlink:show="embed" xlink:actuate="onLoad"/><svg:desc>vzorec</svg:desc></draw:frame></text:p>
      <text:p text:style-name="P22"><text:span text:style-name="T28">Počet těchto uspořádaných kombinací, trojic prvků těchto tří množin je tedy rozšířením</text:span><text:span text:style-name="T28"><draw:frame draw:style-name="fr1" draw:name="Objekt10" text:anchor-type="as-char" svg:y="-0.323cm" svg:width="2.955cm" svg:height="0.452cm" draw:z-index="9"><draw:object xlink:href="./Object 10" xlink:type="simple" xlink:show="embed" xlink:actuate="onLoad"/><draw:image xlink:href="./ObjectReplacements/Object 10" xlink:type="simple" xlink:show="embed" xlink:actuate="onLoad"/><svg:desc>vzorec</svg:desc></draw:frame></text:span><text:span text:style-name="T28">. </text:span><text:span text:style-name="T24">Obdobně je postupováno až k vytvoření uspořádaných k-tic, kde k je libovolné přirozené číslo, které udává počet množin.</text:span></text:p>
      <text:h text:style-name="P59" text:outline-level="2"><text:bookmark-start text:name="__RefHeading___Toc440_598695806"/>Faktorial<text:bookmark-end text:name="__RefHeading___Toc440_598695806"/></text:h>
      <text:p text:style-name="P5"><text:span text:style-name="T33">F</text:span><text:span text:style-name="T32">aktoriál je matematická operace (funkce) </text:span><text:span text:style-name="T39">nad množinou přirozených čísel</text:span><text:span text:style-name="T32">, která se využívá především v kombinatorice, kde se díky němu počítá například variace. <text:s/>Jedná se o upravené (rozšířené) kombinatorické pravidlo součinu. </text:span><text:span text:style-name="T39">Existuje také rozšíření faktoriálu na množinu reálných a komplexních čísel, kterému se pak říká </text:span><text:span text:style-name="T31">gama funkce</text:span><text:span text:style-name="T39">. Ten má velký význam především ve statistice, ale k jeho vyjádření je třeba integrál.</text:span><text:span text:style-name="T32"> </text:span><text:span text:style-name="T34">Faktoriál se čísla n se značí pomocí vykřičníku za daným číslem:</text:span></text:p>
      <text:p text:style-name="P31"><draw:frame draw:style-name="fr1" draw:name="Objekt11" text:anchor-type="as-char" svg:y="-0.377cm" svg:width="0.607cm" svg:height="0.467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33">Faktoriál je definován jako součin po sobě jdoucích čísel od čísla n až do jedničky, ale protože číslo jedna je v operaci součin neutrální v zápisu většinou vypuštěno:</text:p>
      <text:p text:style-name="P32"><draw:frame draw:style-name="fr1" draw:name="Objekt12" text:anchor-type="as-char" svg:y="-0.72cm" svg:width="5.969cm" svg:height="1.141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7"><text:span text:style-name="T32">Jinou možností jak faktoriál zavést je pomocí rekurze </text:span><text:span text:style-name="T36">(rekurentně)</text:span><text:span text:style-name="T32">, která se často využívá při zjednodušování kombinatorických vztahů s faktoriálem:</text:span></text:p>
      <text:p text:style-name="P34"><draw:frame draw:style-name="fr1" draw:name="Objekt13" text:anchor-type="as-char" svg:y="-0.386cm" svg:width="10.299cm" svg:height="0.51cm" draw:z-index="12"><draw:object xlink:href="./Object 13" xlink:type="simple" xlink:show="embed" xlink:actuate="onLoad"/><draw:image xlink:href="./ObjectReplacements/Object 13" xlink:type="simple" xlink:show="embed" xlink:actuate="onLoad"/><svg:desc>vzorec</svg:desc></draw:frame></text:p>
      <text:h text:style-name="P66" text:outline-level="3"><text:bookmark-start text:name="__RefHeading___Toc442_598695806"/><text:soft-page-break/>Vlastnosti faktoriálu<text:bookmark-end text:name="__RefHeading___Toc442_598695806"/></text:h>
      <text:p text:style-name="P6"><text:span text:style-name="T32">Faktoriál čísla </text:span><text:span text:style-name="T23">n</text:span><text:span text:style-name="T32"> udává počet </text:span><text:span text:style-name="T29">permutací</text:span><text:span text:style-name="T32"> množiny </text:span><text:span text:style-name="T23">n</text:span><text:span text:style-name="T32"> prvků, tzn. počet způsobů, jak seřadit </text:span><text:span text:style-name="T23">n</text:span><text:span text:style-name="T32"> různých objektů do uspořádaných n-tic. </text:span><text:span text:style-name="T35">Jeho nejzajímavější vlastností je, že se jedná o jednu z nejrychleji rostoucích funkcí v matematice:</text:span></text:p>
      <table:table table:name="Tabulka1" table:style-name="Tabulka1">
        <table:table-column table:style-name="Tabulka1.A" table:number-columns-repeated="7"/>
        <table:table-column table:style-name="Tabulka1.H"/>
        <table:table-row table:style-name="TableLine94753271173264">
          <table:table-cell table:style-name="Tabulka1.A1" office:value-type="string">
            <text:p text:style-name="P25"><draw:frame draw:style-name="fr1" draw:name="Objekt14" text:anchor-type="as-char" svg:y="-0.314cm" svg:width="0.385cm" svg:height="0.39cm" draw:z-index="13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  <table:table-cell table:style-name="Tabulka1.B1" office:value-type="string">
            <text:p text:style-name="P25">1</text:p>
          </table:table-cell>
          <table:table-cell table:style-name="Tabulka1.B1" office:value-type="string">
            <text:p text:style-name="P25">2</text:p>
          </table:table-cell>
          <table:table-cell table:style-name="Tabulka1.B1" office:value-type="string">
            <text:p text:style-name="P25">3</text:p>
          </table:table-cell>
          <table:table-cell table:style-name="Tabulka1.B1" office:value-type="string">
            <text:p text:style-name="P25">4</text:p>
          </table:table-cell>
          <table:table-cell table:style-name="Tabulka1.B1" office:value-type="string">
            <text:p text:style-name="P25">5</text:p>
          </table:table-cell>
          <table:table-cell table:style-name="Tabulka1.B1" office:value-type="string">
            <text:p text:style-name="P25">6</text:p>
          </table:table-cell>
          <table:table-cell table:style-name="Tabulka1.H1" office:value-type="string">
            <text:p text:style-name="P25">7</text:p>
          </table:table-cell>
        </table:table-row>
        <table:table-row table:style-name="TableLine94753271274096">
          <table:table-cell table:style-name="Tabulka1.A2" office:value-type="string">
            <text:p text:style-name="P25"><draw:frame draw:style-name="fr1" draw:name="Objekt15" text:anchor-type="as-char" svg:y="-0.365cm" svg:width="0.492cm" svg:height="0.441cm" draw:z-index="14"><draw:object xlink:href="./Object 15" xlink:type="simple" xlink:show="embed" xlink:actuate="onLoad"/><draw:image xlink:href="./ObjectReplacements/Object 15" xlink:type="simple" xlink:show="embed" xlink:actuate="onLoad"/></draw:frame></text:p>
          </table:table-cell>
          <table:table-cell table:style-name="Tabulka1.B2" office:value-type="string">
            <text:p text:style-name="P25">1</text:p>
          </table:table-cell>
          <table:table-cell table:style-name="Tabulka1.B2" office:value-type="string">
            <text:p text:style-name="P25">4</text:p>
          </table:table-cell>
          <table:table-cell table:style-name="Tabulka1.B2" office:value-type="string">
            <text:p text:style-name="P25">9</text:p>
          </table:table-cell>
          <table:table-cell table:style-name="Tabulka1.B2" office:value-type="string">
            <text:p text:style-name="P25">16</text:p>
          </table:table-cell>
          <table:table-cell table:style-name="Tabulka1.B2" office:value-type="string">
            <text:p text:style-name="P25">25</text:p>
          </table:table-cell>
          <table:table-cell table:style-name="Tabulka1.B2" office:value-type="string">
            <text:p text:style-name="P25">36</text:p>
          </table:table-cell>
          <table:table-cell table:style-name="Tabulka1.H2" office:value-type="string">
            <text:p text:style-name="P25">49</text:p>
          </table:table-cell>
        </table:table-row>
        <table:table-row table:style-name="TableLine94753271276976">
          <table:table-cell table:style-name="Tabulka1.A2" office:value-type="string">
            <text:p text:style-name="P26"><draw:frame draw:style-name="fr1" draw:name="Objekt16" text:anchor-type="as-char" svg:y="-0.365cm" svg:width="0.492cm" svg:height="0.441cm" draw:z-index="1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ulka1.B2" office:value-type="string">
            <text:p text:style-name="P25">1</text:p>
          </table:table-cell>
          <table:table-cell table:style-name="Tabulka1.B2" office:value-type="string">
            <text:p text:style-name="P27">8</text:p>
          </table:table-cell>
          <table:table-cell table:style-name="Tabulka1.B2" office:value-type="string">
            <text:p text:style-name="P27">27</text:p>
          </table:table-cell>
          <table:table-cell table:style-name="Tabulka1.B2" office:value-type="string">
            <text:p text:style-name="P27">64</text:p>
          </table:table-cell>
          <table:table-cell table:style-name="Tabulka1.B2" office:value-type="string">
            <text:p text:style-name="P27">125</text:p>
          </table:table-cell>
          <table:table-cell table:style-name="Tabulka1.B2" office:value-type="string">
            <text:p text:style-name="P27">216</text:p>
          </table:table-cell>
          <table:table-cell table:style-name="Tabulka1.H2" office:value-type="string">
            <text:p text:style-name="P27">343</text:p>
          </table:table-cell>
        </table:table-row>
        <table:table-row table:style-name="TableLine94753271278736">
          <table:table-cell table:style-name="Tabulka1.A2" office:value-type="string">
            <text:p text:style-name="P26"><draw:frame draw:style-name="fr1" draw:name="Objekt17" text:anchor-type="as-char" svg:y="-0.365cm" svg:width="0.49cm" svg:height="0.441cm" draw:z-index="16"><draw:object xlink:href="./Object 17" xlink:type="simple" xlink:show="embed" xlink:actuate="onLoad"/><draw:image xlink:href="./ObjectReplacements/Object 17" xlink:type="simple" xlink:show="embed" xlink:actuate="onLoad"/></draw:frame></text:p>
          </table:table-cell>
          <table:table-cell table:style-name="Tabulka1.B2" office:value-type="string">
            <text:p text:style-name="P25">2</text:p>
          </table:table-cell>
          <table:table-cell table:style-name="Tabulka1.B2" office:value-type="string">
            <text:p text:style-name="P27">4</text:p>
          </table:table-cell>
          <table:table-cell table:style-name="Tabulka1.B2" office:value-type="string">
            <text:p text:style-name="P27">8</text:p>
          </table:table-cell>
          <table:table-cell table:style-name="Tabulka1.B2" office:value-type="string">
            <text:p text:style-name="P27">16</text:p>
          </table:table-cell>
          <table:table-cell table:style-name="Tabulka1.B2" office:value-type="string">
            <text:p text:style-name="P27">32</text:p>
          </table:table-cell>
          <table:table-cell table:style-name="Tabulka1.B2" office:value-type="string">
            <text:p text:style-name="P27">64</text:p>
          </table:table-cell>
          <table:table-cell table:style-name="Tabulka1.H2" office:value-type="string">
            <text:p text:style-name="P27">128</text:p>
          </table:table-cell>
        </table:table-row>
        <table:table-row table:style-name="TableLine94753271280352">
          <table:table-cell table:style-name="Tabulka1.A2" office:value-type="string">
            <text:p text:style-name="P26"><draw:frame draw:style-name="fr1" draw:name="Objekt18" text:anchor-type="as-char" svg:y="-0.316cm" svg:width="0.54cm" svg:height="0.392cm" draw:z-index="17"><draw:object xlink:href="./Object 18" xlink:type="simple" xlink:show="embed" xlink:actuate="onLoad"/><draw:image xlink:href="./ObjectReplacements/Object 18" xlink:type="simple" xlink:show="embed" xlink:actuate="onLoad"/></draw:frame></text:p>
          </table:table-cell>
          <table:table-cell table:style-name="Tabulka1.B2" office:value-type="string">
            <text:p text:style-name="P25">1</text:p>
          </table:table-cell>
          <table:table-cell table:style-name="Tabulka1.B2" office:value-type="string">
            <text:p text:style-name="P25">2</text:p>
          </table:table-cell>
          <table:table-cell table:style-name="Tabulka1.B2" office:value-type="string">
            <text:p text:style-name="P25">6</text:p>
          </table:table-cell>
          <table:table-cell table:style-name="Tabulka1.B2" office:value-type="string">
            <text:p text:style-name="P25">24</text:p>
          </table:table-cell>
          <table:table-cell table:style-name="Tabulka1.B2" office:value-type="string">
            <text:p text:style-name="P25">120</text:p>
          </table:table-cell>
          <table:table-cell table:style-name="Tabulka1.B2" office:value-type="string">
            <text:p text:style-name="P25">720</text:p>
          </table:table-cell>
          <table:table-cell table:style-name="Tabulka1.H2" office:value-type="string">
            <text:p text:style-name="P26">5040</text:p>
          </table:table-cell>
        </table:table-row>
      </table:table>
      <text:p text:style-name="P28">Tabulka <text:sequence text:ref-name="refTable0" text:name="Table" text:formula="ooow:Table+1" style:num-format="1">1</text:sequence>: Porovnání růstu funkcí různých funkcí</text:p>
      <text:p text:style-name="P8"><text:span text:style-name="T35">P</text:span><text:span text:style-name="T32">ři výpočtu faktoriálu je důležité, že faktoriál nuly je roven jedné:</text:span></text:p>
      <text:p text:style-name="P35"><draw:frame draw:style-name="fr1" draw:name="Objekt19" text:anchor-type="as-char" svg:y="-0.377cm" svg:width="1.173cm" svg:height="0.467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10"><text:span text:style-name="T32">To má své odůvodnění. </text:span><text:span text:style-name="T36">Jestliže je faktoriál definován rekurzivně, pak lze obecně napsat, že platí:</text:span></text:p>
      <text:p text:style-name="P9"><text:span text:style-name="T36"><draw:frame draw:style-name="fr1" draw:name="Objekt20" text:anchor-type="as-char" svg:y="-0.386cm" svg:width="3.33cm" svg:height="0.506cm" draw:z-index="19"><draw:object xlink:href="./Object 20" xlink:type="simple" xlink:show="embed" xlink:actuate="onLoad"/><draw:image xlink:href="./ObjectReplacements/Object 20" xlink:type="simple" xlink:show="embed" xlink:actuate="onLoad"/></draw:frame></text:span><text:span text:style-name="T36">pro všechna</text:span><text:span text:style-name="T36"><draw:frame draw:style-name="fr1" draw:name="Objekt21" text:anchor-type="as-char" svg:y="-0.39cm" svg:width="1.09cm" svg:height="0.522cm" draw:z-index="20"><draw:object xlink:href="./Object 21" xlink:type="simple" xlink:show="embed" xlink:actuate="onLoad"/><draw:image xlink:href="./ObjectReplacements/Object 21" xlink:type="simple" xlink:show="embed" xlink:actuate="onLoad"/><svg:desc>vzorec</svg:desc></draw:frame></text:span></text:p>
      <text:p text:style-name="P11"><text:span text:style-name="T32">Pokud je tato definice rozšířena i pro</text:span><text:span text:style-name="T32"><draw:frame draw:style-name="fr1" draw:name="Objekt22" text:anchor-type="as-char" svg:y="-0.314cm" svg:width="0.861cm" svg:height="0.39cm" draw:z-index="21"><draw:object xlink:href="./Object 22" xlink:type="simple" xlink:show="embed" xlink:actuate="onLoad"/><draw:image xlink:href="./ObjectReplacements/Object 22" xlink:type="simple" xlink:show="embed" xlink:actuate="onLoad"/><svg:desc>vzorec</svg:desc></draw:frame></text:span><text:span text:style-name="T32">, pak je získán vztah:</text:span></text:p>
      <text:p text:style-name="P36"><draw:frame draw:style-name="fr1" draw:name="Objekt23" text:anchor-type="as-char" svg:y="-0.386cm" svg:width="3.334cm" svg:height="0.51cm" draw:z-index="22"><draw:object xlink:href="./Object 23" xlink:type="simple" xlink:show="embed" xlink:actuate="onLoad"/><draw:image xlink:href="./ObjectReplacements/Object 23" xlink:type="simple" xlink:show="embed" xlink:actuate="onLoad"/><svg:desc>vzorec</svg:desc></draw:frame></text:p>
      <text:p text:style-name="P37">Tím vznikla rovnice, kterou lze jednoduše upravit do tvaru:</text:p>
      <text:p text:style-name="P36"><draw:frame draw:style-name="fr1" draw:name="Objekt24" text:anchor-type="as-char" svg:y="-0.661cm" svg:width="2.249cm" svg:height="1.08cm" draw:z-index="23"><draw:object xlink:href="./Object 24" xlink:type="simple" xlink:show="embed" xlink:actuate="onLoad"/><draw:image xlink:href="./ObjectReplacements/Object 24" xlink:type="simple" xlink:show="embed" xlink:actuate="onLoad"/><svg:desc>vzorec</svg:desc></draw:frame></text:p>
      <text:p text:style-name="P11"><text:span text:style-name="T32">Protože je známo kolik je </text:span><text:span text:style-name="T23">1!</text:span><text:span text:style-name="T32">, pak lze říci, že</text:span><text:span text:style-name="T23"> 0! </text:span><text:span text:style-name="T32">je roven podle rovnice:</text:span></text:p>
      <text:p text:style-name="P36"><draw:frame draw:style-name="fr1" draw:name="Objekt25" text:anchor-type="as-char" svg:y="-0.623cm" svg:width="5.225cm" svg:height="1.002cm" draw:z-index="24"><draw:object xlink:href="./Object 25" xlink:type="simple" xlink:show="embed" xlink:actuate="onLoad"/><draw:image xlink:href="./ObjectReplacements/Object 25" xlink:type="simple" xlink:show="embed" xlink:actuate="onLoad"/><svg:desc>vzorec</svg:desc></draw:frame></text:p>
      <text:h text:style-name="P66" text:outline-level="3"><text:bookmark-start text:name="__RefHeading___Toc444_598695806"/><text:soft-page-break/>Počítání s faktoriálem<text:bookmark-end text:name="__RefHeading___Toc444_598695806"/></text:h>
      <text:p text:style-name="P24"><text:span text:style-name="T36">S </text:span><text:span text:style-name="T32">faktoriálem se velmi často počítá ve zlomcích. V takovém případě je možné </text:span><text:span text:style-name="T37">efektivně </text:span><text:span text:style-name="T32">zjednodušit daný výraz </text:span><text:span text:style-name="T37">ve zlomku </text:span><text:span text:style-name="T32">pomocí vztahu</text:span><text:span text:style-name="T32"><draw:frame draw:style-name="fr1" draw:name="Objekt26" text:anchor-type="as-char" svg:y="-0.321cm" svg:width="2.189cm" svg:height="0.423cm" draw:z-index="25"><draw:object xlink:href="./Object 26" xlink:type="simple" xlink:show="embed" xlink:actuate="onLoad"/><draw:image xlink:href="./ObjectReplacements/Object 26" xlink:type="simple" xlink:show="embed" xlink:actuate="onLoad"/><svg:desc>vzorec</svg:desc></draw:frame></text:span><text:span text:style-name="T32">, tedy například</text:span><text:span text:style-name="T32"><draw:frame draw:style-name="fr1" draw:name="Objekt27" text:anchor-type="as-char" svg:y="-0.323cm" svg:width="3.115cm" svg:height="0.79cm" draw:z-index="26"><draw:object xlink:href="./Object 27" xlink:type="simple" xlink:show="embed" xlink:actuate="onLoad"/><draw:image xlink:href="./ObjectReplacements/Object 27" xlink:type="simple" xlink:show="embed" xlink:actuate="onLoad"/><svg:desc>vzorec</svg:desc></draw:frame></text:span><text:span text:style-name="T32">.</text:span></text:p>
      <text:h text:style-name="P61" text:outline-level="2"><text:bookmark-start text:name="__RefHeading___Toc900_630861183"/>Variace<text:bookmark-end text:name="__RefHeading___Toc900_630861183"/></text:h>
      <text:p text:style-name="P23"><text:span text:style-name="T32">K-členná variace z </text:span><text:span text:style-name="T23">n</text:span><text:span text:style-name="T32"> prvků </text:span><text:span text:style-name="T24">(</text:span><text:span text:style-name="T24"><draw:frame draw:style-name="fr1" draw:name="Objekt28" text:anchor-type="as-char" svg:y="-0.325cm" svg:width="2.124cm" svg:height="0.436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24">) je každá uspořádaná k-tice sestavená z těchto </text:span><text:span text:style-name="T21">n</text:span><text:span text:style-name="T24"> prvků tak, že všechny prvky v ní jsou různé (neopakují se).</text:span></text:p>
      <text:p text:style-name="P23"><text:span text:style-name="T24">Počet všech takových variací se značí </text:span><text:span text:style-name="T21">V(k, n)</text:span><text:span text:style-name="T24"> a lze ho vypočítat podle vzorce:</text:span></text:p>
      <text:p text:style-name="P38"><draw:frame draw:style-name="fr1" draw:name="Objekt29" text:anchor-type="as-char" svg:y="-0.386cm" svg:width="6.712cm" svg:height="0.51cm" draw:z-index="28"><draw:object xlink:href="./Object 29" xlink:type="simple" xlink:show="embed" xlink:actuate="onLoad"/><draw:image xlink:href="./ObjectReplacements/Object 29" xlink:type="simple" xlink:show="embed" xlink:actuate="onLoad"/></draw:frame></text:p>
      <text:p text:style-name="P39">To lze pomocí faktoriálu přepsat do obecného tvaru:</text:p>
      <text:p text:style-name="P38"><draw:frame draw:style-name="fr1" draw:name="Objekt30" text:anchor-type="as-char" svg:y="-0.623cm" svg:width="3.217cm" svg:height="1.041cm" draw:z-index="29"><draw:object xlink:href="./Object 30" xlink:type="simple" xlink:show="embed" xlink:actuate="onLoad"/><draw:image xlink:href="./ObjectReplacements/Object 30" xlink:type="simple" xlink:show="embed" xlink:actuate="onLoad"/><svg:desc>vzorec</svg:desc></draw:frame></text:p>
      <text:p text:style-name="P39">K tomuto vztahu je možné dojít tak, že</text:p>
      <text:h text:style-name="P68" text:outline-level="3"><text:bookmark-start text:name="__RefHeading___Toc950_630861183"/>Variace s opakováním<text:bookmark-end text:name="__RefHeading___Toc950_630861183"/></text:h>
      <text:p text:style-name="P40"/>
      <text:h text:style-name="P60" text:outline-level="2"><text:bookmark-start text:name="__RefHeading___Toc902_630861183"/>Permutace<text:bookmark-end text:name="__RefHeading___Toc902_630861183"/></text:h>
      <text:p text:style-name="P12"><text:span text:style-name="T32">Permutace je speciální případ variace kdy platí, že</text:span><text:span text:style-name="T32"><draw:frame draw:style-name="fr1" draw:name="Objekt31" text:anchor-type="as-char" svg:y="-0.314cm" svg:width="0.868cm" svg:height="0.392cm" draw:z-index="30"><draw:object xlink:href="./Object 31" xlink:type="simple" xlink:show="embed" xlink:actuate="onLoad"/><draw:image xlink:href="./ObjectReplacements/Object 31" xlink:type="simple" xlink:show="embed" xlink:actuate="onLoad"/></draw:frame></text:span><text:span text:style-name="T32">. Permutace (pořadí) je každá n-členná variace z daných </text:span><text:span text:style-name="T23">n</text:span><text:span text:style-name="T32"> prvků, neboli každá uspořádaná n-tice sestavená z těchto </text:span><text:span text:style-name="T23">n</text:span><text:span text:style-name="T32"> prvků.</text:span></text:p>
      <text:p text:style-name="P13"><text:span text:style-name="T32">Počet všech takových permutací se značí </text:span><text:span text:style-name="T23">P(n)</text:span><text:span text:style-name="T32"> respektive</text:span><text:span text:style-name="T32"><draw:frame draw:style-name="fr1" draw:name="Objekt32" text:anchor-type="as-char" svg:y="-0.323cm" svg:width="1.291cm" svg:height="0.423cm" draw:z-index="31"><draw:object xlink:href="./Object 32" xlink:type="simple" xlink:show="embed" xlink:actuate="onLoad"/><draw:image xlink:href="./ObjectReplacements/Object 32" xlink:type="simple" xlink:show="embed" xlink:actuate="onLoad"/><svg:desc>vzorec</svg:desc></draw:frame></text:span><text:span text:style-name="T32">a lze ho určit podle vzorce:</text:span></text:p>
      <text:p text:style-name="P47"><text:soft-page-break/><draw:frame draw:style-name="fr1" draw:name="Objekt33" text:anchor-type="as-char" svg:y="-0.619cm" svg:width="6.018cm" svg:height="1.037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14"><text:span text:style-name="T32">Permutace je tedy definována jako faktorial čísla </text:span><text:span text:style-name="T23">n</text:span><text:span text:style-name="T32">.</text:span></text:p>
      <text:h text:style-name="P67" text:outline-level="3"><text:bookmark-start text:name="__RefHeading___Toc952_630861183"/>Permutace s opakováním<text:bookmark-end text:name="__RefHeading___Toc952_630861183"/></text:h>
      <text:p text:style-name="P48"/>
      <text:h text:style-name="P63" text:outline-level="2"><text:span text:style-name="T38">K</text:span><text:span text:style-name="T32">ombinace</text:span></text:h>
      <text:p text:style-name="P49"/>
      <text:h text:style-name="P62" text:outline-level="2">Binomická věta</text:h>
      <text:p text:style-name="P49"/>
      <text:h text:style-name="P56" text:outline-level="1"><text:bookmark-start text:name="__RefHeading___Toc918_630861183"/>Pravděpodobnost<text:bookmark-end text:name="__RefHeading___Toc918_630861183"/></text:h>
      <text:h text:style-name="P56" text:outline-level="1"><text:bookmark-start text:name="__RefHeading___Toc920_630861183"/>Statistika<text:bookmark-end text:name="__RefHeading___Toc920_630861183"/></text:h>
      <text:h text:style-name="P55" text:outline-level="1"><text:bookmark-start text:name="__RefHeading___Toc128_1204787562"/>Kongruence<text:bookmark-end text:name="__RefHeading___Toc128_1204787562"/></text:h>
      <text:h text:style-name="P57" text:outline-level="1"><text:bookmark-start text:name="__RefHeading__1236_442866218"/>Teorie grafů<text:bookmark-end text:name="__RefHeading__1236_442866218"/></text:h>
      <text:p text:style-name="P3">Grafy jsou vhodným prostředkem pro popis situací, které lze znázornit pomocí konečného množství bodů a vztahů mezi nimi znázorněn<text:span text:style-name="T1">ými</text:span> pomocí hran. <text:span text:style-name="T1">Grafy si lze představit jako zjednodušení reálného světa, kde studovaný problém je znázorněn pomocí bodů a čar, které je spojují, a tím popisují vlastnosti. Takovým bodům se v teorii grafů říká vrcholy grafu a čáry, které je spojují, se nazývají hrany grafu. </text:span><text:s/><text:span text:style-name="T1">Graf G je uspořádaná dvojice množin V a E, kde V je množina vrcholů a E je množina hran. Formální zápis grafu:</text:span></text:p>
      <text:p text:style-name="P2"><draw:frame draw:style-name="fr1" draw:name="Objekt1" text:anchor-type="as-char" svg:y="-0.386cm" svg:width="1.995cm" svg:height="0.50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illustration-index text:style-name="Sect1" text:protected="true" text:name="Seznam ilustrací1">
        <text:illustration-index-source text:caption-sequence-name="Illustration" text:caption-sequence-format="text">
          <text:index-title-template text:style-name="Illustration_20_Index_20_Heading">Seznam ilustrací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Seznam ilustrací1_Head">
            <text:p text:style-name="P53">Seznam ilustrací</text:p>
          </text:index-title>
        </text:index-body>
      </text:illustration-index>
      <text:p text:style-name="P3"/>
      <text:table-index text:style-name="Sect1" text:protected="true" text:name="Seznam tabulek1">
        <text:table-index-source text:caption-sequence-name="Table" text:caption-sequence-format="text">
          <text:index-title-template text:style-name="Table_20_index_20_heading">Seznam tabulek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Seznam tabulek1_Head">
            <text:p text:style-name="P41">Seznam tabulek</text:p>
          </text:index-title>
          <text:p text:style-name="P45">Tabulka 1: Porovnání růstu funkcí různých funkcí<text:tab/>7</text:p>
        </text:index-body>
      </text:table-index>
      <text:p text:style-name="P3"/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draw:fill-image draw:name="Bitmap_20_1" draw:display-name="Bitmap 1" xlink:href="Pictures/10000001000008DC00000C4EDDA993CF96258C6E.png" xlink:type="simple" xlink:show="embed" xlink:actuate="onLoad"/>
    <draw:fill-image draw:name="Bitmap_20_2" draw:display-name="Bitmap 2" xlink:href="Pictures/10000001000008E000000C5254BF8795488989C4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loext:opacity="0%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text-align="justify" style:justify-single-word="false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5.95cm" style:type="center"/>
          <style:tab-stop style:position="11.901cm" style:type="right"/>
        </style:tab-stops>
      </style:paragraph-properties>
      <style:text-properties fo:font-size="9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use-window-font-color="true" loext:opacity="0%" fo:font-size="14pt" fo:font-weight="bold" style:font-size-asian="14pt" style:font-weight-asian="bold" style:font-size-complex="14pt" style:font-weight-complex="normal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1.901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text-properties fo:font-size="10pt"/>
    </style:style>
    <style:style style:name="Contents_20_3" style:display-name="Contents 3" style:family="paragraph" style:parent-style-name="Index" style:class="index">
      <style:text-properties fo:font-size="10pt"/>
    </style:style>
    <style:style style:name="Table_20_Contents" style:display-name="Table Contents" style:family="paragraph" style:parent-style-name="Standard" style:class="extra"/>
    <style:style style:name="Table" style:family="paragraph" style:parent-style-name="Caption" style:class="extra" style:master-page-name="">
      <style:paragraph-properties fo:text-align="center" style:justify-single-word="false" style:page-number="auto"/>
      <style:text-properties fo:font-size="10pt"/>
    </style:style>
    <style:style style:name="Table_20_index_20_1" style:display-name="Table index 1" style:family="paragraph" style:parent-style-name="Index" style:class="index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95cm" style:type="center"/>
          <style:tab-stop style:position="11.901cm" style:type="right"/>
        </style:tab-stops>
      </style:paragraph-properties>
    </style:style>
    <style:page-layout style:name="Mpm1">
      <style:page-layout-properties fo:page-width="14.4cm" fo:page-height="20.001cm" style:num-format="1" style:print-orientation="portrait" fo:margin-top="1cm" fo:margin-bottom="1cm" fo:margin-left="1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none" fo:border-bottom="0.06pt solid #000000" fo:border-left="none" fo:border-right="none" fo:padding="0.049cm" style:shadow="none"/>
      </style:header-style>
      <style:footer-style/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Bitmap_20_1" style:repeat="repeat" draw:fill-image-ref-point="top-left" style:footnote-max-height="0cm" loext:margin-gutter="0cm">
        <style:background-image xlink:href="Pictures/10000001000008DC00000C4EDDA993CF96258C6E.png" xlink:type="simple" xlink:actuate="onLoad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4cm" fo:page-height="20.001cm" style:num-format="1" style:print-orientation="portrait" fo:margin-top="1cm" fo:margin-bottom="1cm" fo:margin-left="1.499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4.4cm" fo:page-height="20.001cm" style:num-format="1" style:print-orientation="portrait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image-name="Bitmap_20_2" style:repeat="repeat" draw:fill-image-ref-point="top-left" style:footnote-max-height="0cm" loext:margin-gutter="0cm">
        <style:background-image xlink:href="Pictures/10000001000008E000000C5254BF8795488989C4.png" xlink:type="simple" xlink:actuate="onLoad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bitmap" draw:background-size="border" draw:fill-image-name="Bitmap_20_1" style:repeat="repeat" draw:fill-image-ref-point="top-left"/>
    </style:style>
    <style:style style:name="Mdp3" style:family="drawing-page">
      <style:drawing-page-properties draw:fill="bitmap" draw:background-size="border" draw:fill-image-name="Bitmap_20_2" style:repeat="repeat" draw:fill-image-ref-point="top-left"/>
    </style:style>
  </office:automatic-styles>
  <office:master-styles>
    <style:master-page style:name="Standard" style:page-layout-name="Mpm1" draw:style-name="Mdp1">
      <style:header>
        <text:p text:style-name="MP1"><text:chapter text:display="name" text:outline-level="1">Teorie grafů</text:chapter><text:tab/><text:tab/><text:page-number text:select-page="current">15</text:page-number></text:p>
      </style:header>
    </style:master-page>
    <style:master-page style:name="First_20_Page" style:display-name="First Page" style:page-layout-name="Mpm2" draw:style-name="Mdp2" style:next-style-name="Standard"/>
    <style:master-page style:name="Index" style:page-layout-name="Mpm3" draw:style-name="Mdp1"/>
    <style:master-page style:name="Envelope" style:page-layout-name="Mpm4" draw:style-name="Mdp3"/>
    <style:master-page style:name="Landscap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3-08T20:58:12.754699279</meta:creation-date>
    <dc:date>2022-03-19T15:51:28.228991826</dc:date>
    <meta:editing-duration>PT18H9M56S</meta:editing-duration>
    <meta:editing-cycles>40</meta:editing-cycles>
    <meta:generator>LibreOffice/7.2.5.2.0$Linux_X86_64 LibreOffice_project/20$Build-2</meta:generator>
    <meta:document-statistic meta:table-count="1" meta:image-count="0" meta:object-count="33" meta:page-count="18" meta:paragraph-count="125" meta:word-count="1045" meta:character-count="6683" meta:non-whitespace-character-count="5702"/>
  </office:meta>
</office:document-meta>
</file>

<file path=Object 1/content.xml><?xml version="1.0" encoding="utf-8"?>
<math xmlns="http://www.w3.org/1998/Math/MathML" display="block">
  <semantics>
    <mrow>
      <mi>G</mi>
      <mo stretchy="false">=</mo>
      <mrow>
        <mo fence="true" stretchy="false">(</mo>
        <mrow>
          <mrow>
            <mi>V</mi>
            <mi>,</mi>
            <mi>E</mi>
          </mrow>
        </mrow>
        <mo fence="true" stretchy="false">)</mo>
      </mrow>
    </mrow>
    <annotation encoding="StarMath 5.0">G = (V,E) </annotation>
  </semantics>
</math>
</file>

<file path=Object 10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n</mi>
                <mn>1</mn>
              </msub>
              <mo stretchy="false">⋅</mo>
              <msub>
                <mi>n</mi>
                <mn>2</mn>
              </msub>
            </mrow>
          </mrow>
          <mo fence="true" stretchy="false">)</mo>
        </mrow>
        <mo stretchy="false">⋅</mo>
        <msub>
          <mi>n</mi>
          <mn>3</mn>
        </msub>
      </mrow>
      <mo stretchy="false">=</mo>
      <mrow>
        <msub>
          <mi>n</mi>
          <mn>1</mn>
        </msub>
        <mo stretchy="false">⋅</mo>
        <msub>
          <mi>n</mi>
          <mn>2</mn>
        </msub>
        <mo stretchy="false">⋅</mo>
        <msub>
          <mi>n</mi>
          <mn>3</mn>
        </msub>
      </mrow>
    </mrow>
    <annotation encoding="StarMath 5.0">(n_1 cdot n_2) cdot n_3 = n_1 cdot n_2 cdot n_3</annotation>
  </semantics>
</math>
</file>

<file path=Object 11/content.xml><?xml version="1.0" encoding="utf-8"?>
<math xmlns="http://www.w3.org/1998/Math/MathML" display="block">
  <semantics>
    <mrow>
      <mi>n</mi>
      <mi>!</mi>
    </mrow>
    <annotation encoding="StarMath 5.0">n!</annotation>
  </semantics>
</math>
</file>

<file path=Object 12/content.xml><?xml version="1.0" encoding="utf-8"?>
<math xmlns="http://www.w3.org/1998/Math/MathML" display="block">
  <semantics>
    <mrow>
      <mi>n</mi>
      <mrow>
        <mi>!</mi>
        <mo stretchy="false">=</mo>
        <mrow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>n</mi>
                <mo stretchy="false">−</mo>
                <mn>2</mn>
              </mrow>
            </mrow>
            <mo fence="true" stretchy="false">)</mo>
          </mrow>
          <mo stretchy="false">⋅</mo>
          <mn>...</mn>
          <mo stretchy="false">⋅</mo>
          <mn>3</mn>
          <mo stretchy="false">⋅</mo>
          <mn>2</mn>
          <mo stretchy="false">⋅</mo>
          <mn>1</mn>
        </mrow>
        <mo stretchy="false">=</mo>
        <mrow>
          <munderover>
            <mo stretchy="false">∏</mo>
            <mrow>
              <mi>k</mi>
              <mo stretchy="false">=</mo>
              <mi>n</mi>
            </mrow>
            <mn>1</mn>
          </munderover>
          <mi>k</mi>
        </mrow>
      </mrow>
    </mrow>
    <annotation encoding="StarMath 5.0">n! = (n-1) cdot (n-2) cdot ... cdot 3 cdot 2 cdot 1 = prod from{k=n} to{1} k </annotation>
  </semantics>
</math>
</file>

<file path=Object 13/content.xml><?xml version="1.0" encoding="utf-8"?>
<math xmlns="http://www.w3.org/1998/Math/MathML" display="block">
  <semantics>
    <mrow>
      <mi>n</mi>
      <mrow>
        <mi>!</mi>
        <mo stretchy="false">=</mo>
        <mrow>
          <mi>n</mi>
          <mo stretchy="false">⋅</mo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</mrow>
      <mrow>
        <mi>!</mi>
        <mo stretchy="false">=</mo>
        <mrow>
          <mi>n</mi>
          <mo stretchy="false">⋅</mo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>n</mi>
                <mo stretchy="false">−</mo>
                <mn>2</mn>
              </mrow>
            </mrow>
            <mo fence="true" stretchy="false">)</mo>
          </mrow>
        </mrow>
      </mrow>
      <mrow>
        <mi>!</mi>
        <mo stretchy="false">=</mo>
        <mrow>
          <mi>n</mi>
          <mo stretchy="false">⋅</mo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>n</mi>
                <mo stretchy="false">−</mo>
                <mn>2</mn>
              </mrow>
            </mrow>
            <mo fence="true" stretchy="false">)</mo>
          </mrow>
          <mo stretchy="false">⋅</mo>
          <mn>...</mn>
          <mo stretchy="false">⋅</mo>
          <mn>3</mn>
          <mo stretchy="false">⋅</mo>
          <mn>2</mn>
          <mo stretchy="false">⋅</mo>
          <mn>1</mn>
        </mrow>
      </mrow>
    </mrow>
    <annotation encoding="StarMath 5.0">n! = n cdot (n-1)! = n cdot (n-1) cdot ( n - 2 )! = n cdot ( n-1 ) cdot ( n-2 ) cdot ... cdot 3 cdot 2 cdot 1</annotation>
  </semantics>
</math>
</file>

<file path=Object 14/content.xml><?xml version="1.0" encoding="utf-8"?>
<math xmlns="http://www.w3.org/1998/Math/MathML" display="block">
  <semantics>
    <mi>n</mi>
    <annotation encoding="StarMath 5.0">n</annotation>
  </semantics>
</math>
</file>

<file path=Object 15/content.xml><?xml version="1.0" encoding="utf-8"?>
<math xmlns="http://www.w3.org/1998/Math/MathML" display="block">
  <semantics>
    <msup>
      <mi>n</mi>
      <mn>2</mn>
    </msup>
    <annotation encoding="StarMath 5.0">n^2</annotation>
  </semantics>
</math>
</file>

<file path=Object 16/content.xml><?xml version="1.0" encoding="utf-8"?>
<math xmlns="http://www.w3.org/1998/Math/MathML" display="block">
  <semantics>
    <msup>
      <mi>n</mi>
      <mn>3</mn>
    </msup>
    <annotation encoding="StarMath 5.0">n^3</annotation>
  </semantics>
</math>
</file>

<file path=Object 17/content.xml><?xml version="1.0" encoding="utf-8"?>
<math xmlns="http://www.w3.org/1998/Math/MathML" display="block">
  <semantics>
    <msup>
      <mn>2</mn>
      <mi>n</mi>
    </msup>
    <annotation encoding="StarMath 5.0">2^n</annotation>
  </semantics>
</math>
</file>

<file path=Object 18/content.xml><?xml version="1.0" encoding="utf-8"?>
<math xmlns="http://www.w3.org/1998/Math/MathML" display="block">
  <semantics>
    <mrow>
      <mi>n</mi>
      <mi>!</mi>
    </mrow>
    <annotation encoding="StarMath 5.0">n!</annotation>
  </semantics>
</math>
</file>

<file path=Object 19/content.xml><?xml version="1.0" encoding="utf-8"?>
<math xmlns="http://www.w3.org/1998/Math/MathML" display="block">
  <semantics>
    <mrow>
      <mn>0</mn>
      <mrow>
        <mi>!</mi>
        <mo stretchy="false">=</mo>
        <mn>1</mn>
      </mrow>
    </mrow>
    <annotation encoding="StarMath 5.0">0! = 1</annotation>
  </semantics>
</math>
</file>

<file path=Object 2/content.xml><?xml version="1.0" encoding="utf-8"?>
<math xmlns="http://www.w3.org/1998/Math/MathML" display="block">
  <semantics>
    <mrow>
      <mi>k</mi>
      <mo stretchy="false">∈</mo>
      <mi mathvariant="normal">ℕ</mi>
    </mrow>
    <annotation encoding="StarMath 5.0">k in setN</annotation>
  </semantics>
</math>
</file>

<file path=Object 20/content.xml><?xml version="1.0" encoding="utf-8"?>
<math xmlns="http://www.w3.org/1998/Math/MathML" display="block">
  <semantics>
    <mrow>
      <mrow>
        <mo fence="true" stretchy="false">(</mo>
        <mrow>
          <mrow>
            <mi>n</mi>
            <mo stretchy="false">+</mo>
            <mn>1</mn>
          </mrow>
        </mrow>
        <mo fence="true" stretchy="false">)</mo>
      </mrow>
      <mrow>
        <mi>!</mi>
        <mo stretchy="false">=</mo>
        <mrow>
          <mrow>
            <mo fence="true" stretchy="false">(</mo>
            <mrow>
              <mrow>
                <mi>n</mi>
                <mo stretchy="false">+</mo>
                <mn>1</mn>
              </mrow>
            </mrow>
            <mo fence="true" stretchy="false">)</mo>
          </mrow>
          <mo stretchy="false">⋅</mo>
          <mi>n</mi>
        </mrow>
      </mrow>
      <mi>!</mi>
    </mrow>
    <annotation encoding="StarMath 5.0">(n+1)! = (n+1) cdot n!</annotation>
  </semantics>
</math>
</file>

<file path=Object 21/content.xml><?xml version="1.0" encoding="utf-8"?>
<math xmlns="http://www.w3.org/1998/Math/MathML" display="block">
  <semantics>
    <mrow>
      <mi>n</mi>
      <mo stretchy="false">∈</mo>
      <mi mathvariant="normal">ℕ</mi>
    </mrow>
    <annotation encoding="StarMath 5.0">n in setN</annotation>
  </semantics>
</math>
</file>

<file path=Object 22/content.xml><?xml version="1.0" encoding="utf-8"?>
<math xmlns="http://www.w3.org/1998/Math/MathML" display="block">
  <semantics>
    <mrow>
      <mi>n</mi>
      <mo stretchy="false">=</mo>
      <mn>0</mn>
    </mrow>
    <annotation encoding="StarMath 5.0">n =0</annotation>
  </semantics>
</math>
</file>

<file path=Object 23/content.xml><?xml version="1.0" encoding="utf-8"?>
<math xmlns="http://www.w3.org/1998/Math/MathML" display="block">
  <semantics>
    <mrow>
      <mrow>
        <mo fence="true" stretchy="false">(</mo>
        <mrow>
          <mrow>
            <mn>0</mn>
            <mo stretchy="false">+</mo>
            <mn>1</mn>
          </mrow>
        </mrow>
        <mo fence="true" stretchy="false">)</mo>
      </mrow>
      <mrow>
        <mi>!</mi>
        <mo stretchy="false">=</mo>
        <mrow>
          <mrow>
            <mo fence="true" stretchy="false">(</mo>
            <mrow>
              <mrow>
                <mn>0</mn>
                <mo stretchy="false">+</mo>
                <mn>1</mn>
              </mrow>
            </mrow>
            <mo fence="true" stretchy="false">)</mo>
          </mrow>
          <mo stretchy="false">⋅</mo>
          <mn>0</mn>
        </mrow>
      </mrow>
      <mi>!</mi>
    </mrow>
    <annotation encoding="StarMath 5.0">(0+1)! = (0+1) cdot 0!</annotation>
  </semantics>
</math>
</file>

<file path=Object 24/content.xml><?xml version="1.0" encoding="utf-8"?>
<math xmlns="http://www.w3.org/1998/Math/MathML" display="block">
  <semantics>
    <mrow>
      <mrow>
        <mfrac>
          <mrow>
            <mrow>
              <mo fence="true" stretchy="false">(</mo>
              <mrow>
                <mrow>
                  <mn>0</mn>
                  <mo stretchy="false">+</mo>
                  <mn>1</mn>
                </mrow>
              </mrow>
              <mo fence="true" stretchy="false">)</mo>
            </mrow>
            <mi>!</mi>
          </mrow>
          <mrow>
            <mo fence="true" stretchy="false">(</mo>
            <mrow>
              <mrow>
                <mn>0</mn>
                <mo stretchy="false">+</mo>
                <mn>1</mn>
              </mrow>
            </mrow>
            <mo fence="true" stretchy="false">)</mo>
          </mrow>
        </mfrac>
        <mo stretchy="false">=</mo>
        <mn>0</mn>
      </mrow>
      <mi>!</mi>
    </mrow>
    <annotation encoding="StarMath 5.0">{(0+1)!} over {(0 + 1)} = 0!</annotation>
  </semantics>
</math>
</file>

<file path=Object 25/content.xml><?xml version="1.0" encoding="utf-8"?>
<math xmlns="http://www.w3.org/1998/Math/MathML" display="block">
  <semantics>
    <mrow>
      <mrow>
        <mo fence="true" stretchy="false">(</mo>
        <mrow>
          <mrow>
            <mn>0</mn>
            <mrow>
              <mi>!</mi>
              <mo stretchy="false">=</mo>
              <mfrac>
                <mrow>
                  <mn>1</mn>
                  <mi>!</mi>
                </mrow>
                <mn>1</mn>
              </mfrac>
            </mrow>
          </mrow>
        </mrow>
        <mo fence="true" stretchy="false">)</mo>
      </mrow>
      <mo stretchy="false">⇒</mo>
      <mrow>
        <mo fence="true" stretchy="false">(</mo>
        <mrow>
          <mrow>
            <mn>0</mn>
            <mrow>
              <mi>!</mi>
              <mo stretchy="false">=</mo>
              <mfrac>
                <mn>1</mn>
                <mn>1</mn>
              </mfrac>
            </mrow>
          </mrow>
        </mrow>
        <mo fence="true" stretchy="false">)</mo>
      </mrow>
      <mo stretchy="false">⇒</mo>
      <mrow>
        <mo fence="true" stretchy="false">(</mo>
        <mrow>
          <mrow>
            <mn>0</mn>
            <mrow>
              <mi>!</mi>
              <mo stretchy="false">=</mo>
              <mn>1</mn>
            </mrow>
          </mrow>
        </mrow>
        <mo fence="true" stretchy="false">)</mo>
      </mrow>
    </mrow>
    <annotation encoding="StarMath 5.0">(0! = {1!} over {1})  drarrow (0! = 1 over 1 )drarrow (0! = 1)</annotation>
  </semantics>
</math>
</file>

<file path=Object 26/content.xml><?xml version="1.0" encoding="utf-8"?>
<math xmlns="http://www.w3.org/1998/Math/MathML" display="block">
  <semantics>
    <mrow>
      <mi>n</mi>
      <mrow>
        <mi>!</mi>
        <mo stretchy="false">=</mo>
        <mrow>
          <mi>n</mi>
          <mo stretchy="false">⋅</mo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</mrow>
      </mrow>
      <mi>!</mi>
    </mrow>
    <annotation encoding="StarMath 5.0">n! = n cdot (n-1)!</annotation>
  </semantics>
</math>
</file>

<file path=Object 27/content.xml><?xml version="1.0" encoding="utf-8"?>
<math xmlns="http://www.w3.org/1998/Math/MathML" display="block">
  <semantics>
    <mrow>
      <mn>4</mn>
      <mrow>
        <mi>!</mi>
        <mo stretchy="false">=</mo>
        <mrow>
          <mn>4</mn>
          <mo stretchy="false">⋅</mo>
          <munder>
            <munder>
              <mrow>
                <mn>3</mn>
                <mo stretchy="false">⋅</mo>
                <mn>2</mn>
                <mo stretchy="false">⋅</mo>
                <mn>1</mn>
              </mrow>
              <mo stretchy="true">⏟</mo>
            </munder>
            <mrow>
              <mn>3</mn>
              <mi>!</mi>
            </mrow>
          </munder>
        </mrow>
        <mo stretchy="false">=</mo>
        <mrow>
          <mn>4</mn>
          <mo stretchy="false">⋅</mo>
          <mrow>
            <mo fence="true" stretchy="false">(</mo>
            <mrow>
              <mn>3</mn>
            </mrow>
            <mo fence="true" stretchy="false">)</mo>
          </mrow>
        </mrow>
      </mrow>
      <mi>!</mi>
    </mrow>
    <annotation encoding="StarMath 5.0">4! = 4 cdot {{3 cdot 2 cdot 1} underbrace {3!}}  = 4 cdot (3)!</annotation>
  </semantics>
</math>
</file>

<file path=Object 28/content.xml><?xml version="1.0" encoding="utf-8"?>
<math xmlns="http://www.w3.org/1998/Math/MathML" display="block">
  <semantics>
    <mrow>
      <mi>k</mi>
      <mi>,</mi>
      <mrow>
        <mi>n</mi>
        <mo stretchy="false">∈</mo>
        <mi mathvariant="normal">ℕ</mi>
      </mrow>
      <mi>,</mi>
      <mrow>
        <mi>k</mi>
        <mo stretchy="false">≤</mo>
        <mi>n</mi>
      </mrow>
    </mrow>
    <annotation encoding="StarMath 5.0">k,n in setN, k &lt;= n</annotation>
  </semantics>
</math>
</file>

<file path=Object 29/content.xml><?xml version="1.0" encoding="utf-8"?>
<math xmlns="http://www.w3.org/1998/Math/MathML" display="block">
  <semantics>
    <mrow>
      <mi>V</mi>
      <mrow>
        <mrow>
          <mo fence="true" stretchy="false">(</mo>
          <mrow>
            <mrow>
              <mi>k</mi>
              <mi>,</mi>
              <mi>n</mi>
            </mrow>
          </mrow>
          <mo fence="true" stretchy="false">)</mo>
        </mrow>
        <mo stretchy="false">=</mo>
        <mrow>
          <mi>n</mi>
          <mo stretchy="false">⋅</mo>
          <mrow>
            <mo fence="true" stretchy="false">(</mo>
            <mrow>
              <mrow>
                <mi>n</mi>
                <mo stretchy="false">−</mo>
                <mn>1</mn>
              </mrow>
            </mrow>
            <mo fence="true" stretchy="false">)</mo>
          </mrow>
          <mo stretchy="false">⋅</mo>
          <mrow>
            <mo fence="true" stretchy="false">(</mo>
            <mrow>
              <mrow>
                <mi>n</mi>
                <mo stretchy="false">−</mo>
                <mn>2</mn>
              </mrow>
            </mrow>
            <mo fence="true" stretchy="false">)</mo>
          </mrow>
          <mo stretchy="false">⋅</mo>
          <mn>...</mn>
          <mo stretchy="false">⋅</mo>
          <mrow>
            <mo fence="true" stretchy="false">(</mo>
            <mrow>
              <mrow>
                <mi>n</mi>
                <mo stretchy="false">−</mo>
                <mi>k</mi>
                <mo stretchy="false">+</mo>
                <mn>1</mn>
              </mrow>
            </mrow>
            <mo fence="true" stretchy="false">)</mo>
          </mrow>
        </mrow>
      </mrow>
    </mrow>
    <annotation encoding="StarMath 5.0">V( k,n ) = n cdot ( n -1 ) cdot ( n -2 ) cdot ... cdot ( n -k +1 )</annotation>
  </semantics>
</math>
</file>

<file path=Object 3/content.xml><?xml version="1.0" encoding="utf-8"?>
<math xmlns="http://www.w3.org/1998/Math/MathML" display="block">
  <semantics>
    <mrow>
      <mrow>
        <mrow>
          <msub>
            <mi>A</mi>
            <mi>i</mi>
          </msub>
          <mo stretchy="false">∩</mo>
          <msub>
            <mi>A</mi>
            <mi>j</mi>
          </msub>
        </mrow>
        <mo stretchy="false">=</mo>
        <mi mathvariant="normal">∅</mi>
      </mrow>
      <mi>,</mi>
      <mrow>
        <mi>i</mi>
        <mo stretchy="false">≠</mo>
        <mi>j</mi>
      </mrow>
    </mrow>
    <annotation encoding="StarMath 5.0">A_i intersection A_j = emptyset, i &lt;&gt; j</annotation>
  </semantics>
</math>
</file>

<file path=Object 30/content.xml><?xml version="1.0" encoding="utf-8"?>
<math xmlns="http://www.w3.org/1998/Math/MathML" display="block">
  <semantics>
    <mrow>
      <mi>V</mi>
      <mrow>
        <mrow>
          <mo fence="true" stretchy="false">(</mo>
          <mrow>
            <mrow>
              <mi>k</mi>
              <mi>,</mi>
              <mi>n</mi>
            </mrow>
          </mrow>
          <mo fence="true" stretchy="false">)</mo>
        </mrow>
        <mo stretchy="false">=</mo>
        <mfrac>
          <mrow>
            <mi>n</mi>
            <mi>!</mi>
          </mrow>
          <mrow>
            <mrow>
              <mo fence="true" stretchy="false">(</mo>
              <mrow>
                <mrow>
                  <mi>n</mi>
                  <mo stretchy="false">−</mo>
                  <mi>k</mi>
                </mrow>
              </mrow>
              <mo fence="true" stretchy="false">)</mo>
            </mrow>
            <mi>!</mi>
          </mrow>
        </mfrac>
      </mrow>
    </mrow>
    <annotation encoding="StarMath 5.0">V( k, n ) = {n!} over { (n -k)! }</annotation>
  </semantics>
</math>
</file>

<file path=Object 31/content.xml><?xml version="1.0" encoding="utf-8"?>
<math xmlns="http://www.w3.org/1998/Math/MathML" display="block">
  <semantics>
    <mrow>
      <mi>k</mi>
      <mo stretchy="false">=</mo>
      <mi>n</mi>
    </mrow>
    <annotation encoding="StarMath 5.0">k=n</annotation>
  </semantics>
</math>
</file>

<file path=Object 32/content.xml><?xml version="1.0" encoding="utf-8"?>
<math xmlns="http://www.w3.org/1998/Math/MathML" display="block">
  <semantics>
    <mrow>
      <mi>V</mi>
      <mrow>
        <mo fence="true" stretchy="false">(</mo>
        <mrow>
          <mrow>
            <mi>n</mi>
            <mi>,</mi>
            <mi>n</mi>
          </mrow>
        </mrow>
        <mo fence="true" stretchy="false">)</mo>
      </mrow>
    </mrow>
    <annotation encoding="StarMath 5.0">V( n,n )</annotation>
  </semantics>
</math>
</file>

<file path=Object 33/content.xml><?xml version="1.0" encoding="utf-8"?>
<math xmlns="http://www.w3.org/1998/Math/MathML" display="block">
  <semantics>
    <mrow>
      <mi>V</mi>
      <mrow>
        <mrow>
          <mo fence="true" form="prefix" stretchy="false">(</mo>
          <mrow>
            <mrow>
              <mi>n</mi>
              <mi>,</mi>
              <mi>n</mi>
            </mrow>
          </mrow>
          <mo fence="true" form="postfix" stretchy="false">)</mo>
        </mrow>
        <mo stretchy="false">=</mo>
        <mi>P</mi>
      </mrow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frac>
          <mrow>
            <mi>n</mi>
            <mi>!</mi>
          </mrow>
          <mrow>
            <mrow>
              <mo fence="true" form="prefix" stretchy="false">(</mo>
              <mrow>
                <mrow>
                  <mi>n</mi>
                  <mo stretchy="false">−</mo>
                  <mi>n</mi>
                </mrow>
              </mrow>
              <mo fence="true" form="postfix" stretchy="false">)</mo>
            </mrow>
            <mi>!</mi>
          </mrow>
        </mfrac>
        <mo stretchy="false">=</mo>
        <mfrac>
          <mrow>
            <mi>n</mi>
            <mi>!</mi>
          </mrow>
          <mn>1</mn>
        </mfrac>
        <mo stretchy="false">=</mo>
        <mi>n</mi>
      </mrow>
      <mi>!</mi>
    </mrow>
    <annotation encoding="StarMath 5.0">V( n,n ) = P(n) = { n! } over {( n - n )!} = {n!} over 1 = n!</annotation>
  </semantics>
</math>
</file>

<file path=Object 4/content.xml><?xml version="1.0" encoding="utf-8"?>
<math xmlns="http://www.w3.org/1998/Math/MathML" display="block">
  <semantics>
    <mrow>
      <mrow>
        <mrow>
          <msub>
            <mi>A</mi>
            <mn>1</mn>
          </msub>
          <mo stretchy="false">∪</mo>
          <msub>
            <mi>A</mi>
            <mn>2</mn>
          </msub>
          <mo stretchy="false">∪</mo>
          <mn>...</mn>
          <mo stretchy="false">∪</mo>
          <msub>
            <mi>A</mi>
            <mi>k</mi>
          </msub>
        </mrow>
        <mo stretchy="false">=</mo>
        <munderover>
          <mi>∪</mi>
          <mrow>
            <mi>i</mi>
            <mo stretchy="false">=</mo>
            <mn>1</mn>
          </mrow>
          <mi>k</mi>
        </munderover>
      </mrow>
      <msub>
        <mi>A</mi>
        <mi>i</mi>
      </msub>
    </mrow>
    <annotation encoding="StarMath 5.0">A_1  union A_2 union ... union A_k = ∪ csub{i=1} csup{k} A_i</annotation>
  </semantics>
</math>
</file>

<file path=Object 5/content.xml><?xml version="1.0" encoding="utf-8"?>
<math xmlns="http://www.w3.org/1998/Math/MathML" display="block">
  <semantics>
    <mrow>
      <mrow>
        <msub>
          <mi>n</mi>
          <mn>1</mn>
        </msub>
        <mo stretchy="false">+</mo>
        <msub>
          <mi>n</mi>
          <mn>2</mn>
        </msub>
        <mo stretchy="false">+</mo>
        <mn>...</mn>
        <mo stretchy="false">+</mo>
        <msub>
          <mi>n</mi>
          <mi>k</mi>
        </msub>
      </mrow>
      <mo stretchy="false">=</mo>
      <mrow>
        <munderover>
          <mo stretchy="false">∑</mo>
          <mrow>
            <mi>i</mi>
            <mo stretchy="false">=</mo>
            <mn>1</mn>
          </mrow>
          <mi>k</mi>
        </munderover>
        <msub>
          <mi>n</mi>
          <mi>i</mi>
        </msub>
      </mrow>
    </mrow>
    <annotation encoding="StarMath 5.0">n_1 + n_2 + ... + n_k = sum from{i=1} to{k} n_i </annotation>
  </semantics>
</math>
</file>

<file path=Object 6/content.xml><?xml version="1.0" encoding="utf-8"?>
<math xmlns="http://www.w3.org/1998/Math/MathML" display="block">
  <semantics>
    <mrow>
      <msub>
        <mi>n</mi>
        <mn>1</mn>
      </msub>
      <mo stretchy="false">⋅</mo>
      <msub>
        <mi>n</mi>
        <mn>2</mn>
      </msub>
      <mo stretchy="false">⋅</mo>
      <mn>...</mn>
      <mo stretchy="false">⋅</mo>
      <msub>
        <mi>n</mi>
        <mi>k</mi>
      </msub>
    </mrow>
    <annotation encoding="StarMath 5.0">n_1 cdot n_2 cdot ... cdot n_k</annotation>
  </semantics>
</math>
</file>

<file path=Object 7/content.xml><?xml version="1.0" encoding="utf-8"?>
<math xmlns="http://www.w3.org/1998/Math/MathML" display="block">
  <semantics>
    <mrow>
      <msub>
        <mi>n</mi>
        <mn>1</mn>
      </msub>
      <mo stretchy="false">⋅</mo>
      <msub>
        <mi>n</mi>
        <mn>2</mn>
      </msub>
    </mrow>
    <annotation encoding="StarMath 5.0">n_1 cdot n_2</annotation>
  </semantics>
</math>
</file>

<file path=Object 8/content.xml><?xml version="1.0" encoding="utf-8"?>
<math xmlns="http://www.w3.org/1998/Math/MathML" display="block">
  <semantics>
    <mtable>
      <mtr>
        <mtd>
          <mrow>
            <mo fence="true" stretchy="false">[</mo>
            <mrow>
              <mrow>
                <msub>
                  <mi>a</mi>
                  <mn>1,</mn>
                </msub>
                <msub>
                  <mi>b</mi>
                  <mn>1</mn>
                </msub>
              </mrow>
            </mrow>
            <mo fence="true" stretchy="false">]</mo>
          </mrow>
        </mtd>
        <mtd>
          <mrow>
            <mo fence="true" stretchy="false">[</mo>
            <mrow>
              <mrow>
                <msub>
                  <mi>a</mi>
                  <mn>2,</mn>
                </msub>
                <msub>
                  <mi>b</mi>
                  <mn>1</mn>
                </msub>
              </mrow>
            </mrow>
            <mo fence="true" stretchy="false">]</mo>
          </mrow>
        </mtd>
        <mtd>
          <mn>...</mn>
        </mtd>
        <mtd>
          <mrow>
            <mo fence="true" stretchy="false">[</mo>
            <mrow>
              <mrow>
                <msub>
                  <mi>a</mi>
                  <mi>n</mi>
                </msub>
                <mi>,</mi>
                <msub>
                  <mi>b</mi>
                  <mn>1</mn>
                </msub>
              </mrow>
            </mrow>
            <mo fence="true" stretchy="false">]</mo>
          </mrow>
        </mtd>
      </mtr>
      <mtr>
        <mtd>
          <mrow>
            <mo fence="true" stretchy="false">[</mo>
            <mrow>
              <mrow>
                <msub>
                  <mi>a</mi>
                  <mn>1,</mn>
                </msub>
                <msub>
                  <mi>b</mi>
                  <mn>2</mn>
                </msub>
              </mrow>
            </mrow>
            <mo fence="true" stretchy="false">]</mo>
          </mrow>
        </mtd>
        <mtd>
          <mrow>
            <mo fence="true" stretchy="false">[</mo>
            <mrow>
              <mrow>
                <msub>
                  <mi>a</mi>
                  <mn>2,</mn>
                </msub>
                <msub>
                  <mi>b</mi>
                  <mn>2</mn>
                </msub>
              </mrow>
            </mrow>
            <mo fence="true" stretchy="false">]</mo>
          </mrow>
        </mtd>
        <mtd>
          <mn>...</mn>
        </mtd>
        <mtd>
          <mrow>
            <mo fence="true" stretchy="false">[</mo>
            <mrow>
              <mrow>
                <msub>
                  <mi>a</mi>
                  <mi>n</mi>
                </msub>
                <mi>,</mi>
                <msub>
                  <mi>b</mi>
                  <mn>2</mn>
                </msub>
              </mrow>
            </mrow>
            <mo fence="true" stretchy="false">]</mo>
          </mrow>
        </mtd>
      </mtr>
      <mtr>
        <mtd>
          <mn>...</mn>
        </mtd>
        <mtd>
          <mn>...</mn>
        </mtd>
        <mtd>
          <mn>...</mn>
        </mtd>
        <mtd>
          <mn>...</mn>
        </mtd>
      </mtr>
      <mtr>
        <mtd>
          <mrow>
            <mo fence="true" stretchy="false">[</mo>
            <mrow>
              <mrow>
                <msub>
                  <mi>a</mi>
                  <mn>1,</mn>
                </msub>
                <msub>
                  <mi>b</mi>
                  <mi>n</mi>
                </msub>
              </mrow>
            </mrow>
            <mo fence="true" stretchy="false">]</mo>
          </mrow>
        </mtd>
        <mtd>
          <mrow>
            <mo fence="true" stretchy="false">[</mo>
            <mrow>
              <mrow>
                <msub>
                  <mi>a</mi>
                  <mn>2,</mn>
                </msub>
                <msub>
                  <mi>b</mi>
                  <mi>n</mi>
                </msub>
              </mrow>
            </mrow>
            <mo fence="true" stretchy="false">]</mo>
          </mrow>
        </mtd>
        <mtd>
          <mn>...</mn>
        </mtd>
        <mtd>
          <mrow>
            <mo fence="true" stretchy="false">[</mo>
            <mrow>
              <mrow>
                <msub>
                  <mi>a</mi>
                  <mi>n</mi>
                </msub>
                <mi>,</mi>
                <msub>
                  <mi>b</mi>
                  <mi>n</mi>
                </msub>
              </mrow>
            </mrow>
            <mo fence="true" stretchy="false">]</mo>
          </mrow>
        </mtd>
      </mtr>
    </mtable>
    <annotation encoding="StarMath 5.0">matrix{[a_1, b_1] # [a_2, b_1] # ... # [a_n, b_1] ## [a_1, b_2] # [a_2, b_2] # ... # [a_n, b_2] ## ... # ... # ... # ... ## [a_1, b_n] # [a_2, b_n] # ... # [a_n, b_n]} </annotation>
  </semantics>
</math>
</file>

<file path=Object 9/content.xml><?xml version="1.0" encoding="utf-8"?>
<math xmlns="http://www.w3.org/1998/Math/MathML" display="block">
  <semantics>
    <mtable>
      <mtr>
        <mtd>
          <mrow>
            <mo fence="true" stretchy="false">[</mo>
            <mrow>
              <mrow>
                <msub>
                  <mi>a</mi>
                  <mn>1,</mn>
                </msub>
                <msub>
                  <mi>b</mi>
                  <mn>1,</mn>
                </msub>
                <msub>
                  <mi>c</mi>
                  <mn>1</mn>
                </msub>
              </mrow>
            </mrow>
            <mo fence="true" stretchy="false">]</mo>
          </mrow>
        </mtd>
        <mtd>
          <mrow>
            <mo fence="true" stretchy="false">[</mo>
            <mrow>
              <mrow>
                <msub>
                  <mi>a</mi>
                  <mn>2,</mn>
                </msub>
                <msub>
                  <mi>b</mi>
                  <mn>1,</mn>
                </msub>
                <msub>
                  <mi>c</mi>
                  <mn>1</mn>
                </msub>
              </mrow>
            </mrow>
            <mo fence="true" stretchy="false">]</mo>
          </mrow>
        </mtd>
        <mtd>
          <mn>...</mn>
        </mtd>
        <mtd>
          <mrow>
            <mo fence="true" stretchy="false">[</mo>
            <mrow>
              <mrow>
                <msub>
                  <mi>a</mi>
                  <mi>n</mi>
                </msub>
                <mi>,</mi>
                <msub>
                  <mi>b</mi>
                  <mn>1,</mn>
                </msub>
                <msub>
                  <mi>c</mi>
                  <mn>1</mn>
                </msub>
              </mrow>
            </mrow>
            <mo fence="true" stretchy="false">]</mo>
          </mrow>
        </mtd>
      </mtr>
      <mtr>
        <mtd>
          <mrow>
            <mo fence="true" stretchy="false">[</mo>
            <mrow>
              <mrow>
                <msub>
                  <mi>a</mi>
                  <mn>1,</mn>
                </msub>
                <msub>
                  <mi>b</mi>
                  <mn>2,</mn>
                </msub>
                <msub>
                  <mi>c</mi>
                  <mn>1</mn>
                </msub>
              </mrow>
            </mrow>
            <mo fence="true" stretchy="false">]</mo>
          </mrow>
        </mtd>
        <mtd>
          <mrow>
            <mo fence="true" stretchy="false">[</mo>
            <mrow>
              <mrow>
                <msub>
                  <mi>a</mi>
                  <mn>2,</mn>
                </msub>
                <msub>
                  <mi>b</mi>
                  <mn>2,</mn>
                </msub>
                <msub>
                  <mi>c</mi>
                  <mn>1</mn>
                </msub>
              </mrow>
            </mrow>
            <mo fence="true" stretchy="false">]</mo>
          </mrow>
        </mtd>
        <mtd>
          <mn>...</mn>
        </mtd>
        <mtd>
          <mrow>
            <mo fence="true" stretchy="false">[</mo>
            <mrow>
              <mrow>
                <msub>
                  <mi>a</mi>
                  <mi>n</mi>
                </msub>
                <mi>,</mi>
                <msub>
                  <mi>b</mi>
                  <mn>2,</mn>
                </msub>
                <msub>
                  <mi>c</mi>
                  <mn>1</mn>
                </msub>
              </mrow>
            </mrow>
            <mo fence="true" stretchy="false">]</mo>
          </mrow>
        </mtd>
      </mtr>
      <mtr>
        <mtd>
          <mn>...</mn>
        </mtd>
        <mtd>
          <mn>...</mn>
        </mtd>
        <mtd>
          <mn>...</mn>
        </mtd>
        <mtd>
          <mn>...</mn>
        </mtd>
      </mtr>
      <mtr>
        <mtd>
          <mrow>
            <mo fence="true" stretchy="false">[</mo>
            <mrow>
              <mrow>
                <msub>
                  <mi>a</mi>
                  <mn>1,</mn>
                </msub>
                <msub>
                  <mi>b</mi>
                  <mi>n</mi>
                </msub>
                <mi>,</mi>
                <msub>
                  <mi>c</mi>
                  <mn>2</mn>
                </msub>
              </mrow>
            </mrow>
            <mo fence="true" stretchy="false">]</mo>
          </mrow>
        </mtd>
        <mtd>
          <mrow>
            <mo fence="true" stretchy="false">[</mo>
            <mrow>
              <mrow>
                <msub>
                  <mi>a</mi>
                  <mn>2,</mn>
                </msub>
                <msub>
                  <mi>b</mi>
                  <mi>n</mi>
                </msub>
                <mi>,</mi>
                <msub>
                  <mi>c</mi>
                  <mn>2</mn>
                </msub>
              </mrow>
            </mrow>
            <mo fence="true" stretchy="false">]</mo>
          </mrow>
        </mtd>
        <mtd>
          <mn>...</mn>
        </mtd>
        <mtd>
          <mrow>
            <mo fence="true" stretchy="false">[</mo>
            <mrow>
              <mrow>
                <msub>
                  <mi>a</mi>
                  <mi>n</mi>
                </msub>
                <mi>,</mi>
                <msub>
                  <mi>b</mi>
                  <mi>n</mi>
                </msub>
                <mi>,</mi>
                <msub>
                  <mi>c</mi>
                  <mn>2</mn>
                </msub>
              </mrow>
            </mrow>
            <mo fence="true" stretchy="false">]</mo>
          </mrow>
        </mtd>
      </mtr>
      <mtr>
        <mtd>
          <mn>...</mn>
        </mtd>
        <mtd>
          <mn>...</mn>
        </mtd>
        <mtd>
          <mn>...</mn>
        </mtd>
        <mtd>
          <mn>...</mn>
        </mtd>
      </mtr>
      <mtr>
        <mtd>
          <mrow>
            <mo fence="true" stretchy="false">[</mo>
            <mrow>
              <mrow>
                <msub>
                  <mi>a</mi>
                  <mn>1,</mn>
                </msub>
                <msub>
                  <mi>b</mi>
                  <mi>n</mi>
                </msub>
                <mi>,</mi>
                <msub>
                  <mi>c</mi>
                  <mi>n</mi>
                </msub>
              </mrow>
            </mrow>
            <mo fence="true" stretchy="false">]</mo>
          </mrow>
        </mtd>
        <mtd>
          <mrow>
            <mo fence="true" stretchy="false">[</mo>
            <mrow>
              <mrow>
                <msub>
                  <mi>a</mi>
                  <mn>2,</mn>
                </msub>
                <msub>
                  <mi>b</mi>
                  <mi>n</mi>
                </msub>
                <mi>,</mi>
                <msub>
                  <mi>c</mi>
                  <mi>n</mi>
                </msub>
              </mrow>
            </mrow>
            <mo fence="true" stretchy="false">]</mo>
          </mrow>
        </mtd>
        <mtd>
          <mn>...</mn>
        </mtd>
        <mtd>
          <mrow>
            <mo fence="true" stretchy="false">[</mo>
            <mrow>
              <mrow>
                <msub>
                  <mi>a</mi>
                  <mi>n</mi>
                </msub>
                <mi>,</mi>
                <msub>
                  <mi>b</mi>
                  <mi>n</mi>
                </msub>
                <mi>,</mi>
                <msub>
                  <mi>c</mi>
                  <mi>n</mi>
                </msub>
              </mrow>
            </mrow>
            <mo fence="true" stretchy="false">]</mo>
          </mrow>
        </mtd>
      </mtr>
    </mtable>
    <annotation encoding="StarMath 5.0">matrix{[a_1, b_1, c_1] # [a_2, b_1, c_1] # ... # [a_n, b_1, c_1] ## [a_1, b_2, c_1] # [a_2, b_2, c_1] # ... # [a_n, b_2, c_1] ## ... # ... # ... # ...##[a_1, b_n, c_2] # [a_2, b_n, c_2] # ... # [a_n, b_n, c_2] ## ... # ... # ... # ... ##[a_1, b_n, c_n] # [a_2, b_n, c_n] # ... # [a_n, b_n, c_n]} </annotation>
  </semantics>
</math>
</file>